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Dialogs/Standard/dialog-lb.xml" manifest:media-type="text/xml"/>
  <manifest:file-entry manifest:full-path="Dialogs/DocExport/dialog-lb.xml" manifest:media-type="text/xml"/>
  <manifest:file-entry manifest:full-path="Dialogs/dialog-lc.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Basic/DocExport/Utils.xml" manifest:media-type="text/xml"/>
  <manifest:file-entry manifest:full-path="Basic/DocExport/ViewHtml.xml" manifest:media-type="text/xml"/>
  <manifest:file-entry manifest:full-path="Basic/DocExport/vLatex.xml" manifest:media-type="text/xml"/>
  <manifest:file-entry manifest:full-path="Basic/DocExport/DocModel.xml" manifest:media-type="text/xml"/>
  <manifest:file-entry manifest:full-path="Basic/DocExport/mMath.xml" manifest:media-type="text/xml"/>
  <manifest:file-entry manifest:full-path="Basic/DocExport/DocView.xml" manifest:media-type="text/xml"/>
  <manifest:file-entry manifest:full-path="Basic/DocExport/ViewHfm.xml" manifest:media-type="text/xml"/>
  <manifest:file-entry manifest:full-path="Basic/DocExport/script-lb.xml" manifest:media-type="text/xml"/>
  <manifest:file-entry manifest:full-path="Basic/Standard/script-lb.xml" manifest:media-type="text/xml"/>
  <manifest:file-entry manifest:full-path="Basic/script-lc.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eta.xml" manifest:media-type="text/xml"/>
  <manifest:file-entry manifest:full-path="Pictures/10000001000001380000003889BBBC1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6.6931in" table:align="margins"/>
    </style:style>
    <style:style style:name="Таблица2.A" style:family="table-column">
      <style:table-column-properties style:column-width="2.2313in" style:rel-column-width="21845*"/>
    </style:style>
    <style:style style:name="Таблица2.A1" style:family="table-cell">
      <style:table-cell-properties fo:padding="0.0194in" fo:border-left="0.05pt solid #000000" fo:border-right="none" fo:border-top="0.05pt solid #000000" fo:border-bottom="0.05pt solid #000000" style:writing-mode="page"/>
    </style:style>
    <style:style style:name="Таблица2.C1" style:family="table-cell">
      <style:table-cell-properties fo:padding="0.0194in" fo:border="0.05pt solid #000000" style:writing-mode="page"/>
    </style:style>
    <style:style style:name="Таблица2.A2" style:family="table-cell">
      <style:table-cell-properties fo:padding="0.0194in" fo:border-left="0.05pt solid #000000" fo:border-right="none" fo:border-top="none" fo:border-bottom="0.05pt solid #000000" style:writing-mode="page"/>
    </style:style>
    <style:style style:name="Таблица2.C2" style:family="table-cell">
      <style:table-cell-properties fo:padding="0.0194in" fo:border-left="0.05pt solid #000000" fo:border-right="0.05pt solid #000000" fo:border-top="none" fo:border-bottom="0.05pt solid #000000" style:writing-mode="page"/>
    </style:style>
    <style:style style:name="P1" style:family="paragraph" style:parent-style-name="Standard">
      <style:text-properties fo:language="ru" fo:country="RU" fo:font-weight="bold" officeooo:rsid="031f6205" officeooo:paragraph-rsid="031f6205" style:font-weight-asian="bold" style:font-weight-complex="bold"/>
    </style:style>
    <style:style style:name="P2" style:family="paragraph" style:parent-style-name="Standard">
      <style:text-properties fo:language="ru" fo:country="RU" officeooo:rsid="00813609" officeooo:paragraph-rsid="00880879"/>
    </style:style>
    <style:style style:name="P3" style:family="paragraph" style:parent-style-name="Standard">
      <style:text-properties fo:language="ru" fo:country="RU" officeooo:rsid="0321dc7f" officeooo:paragraph-rsid="0321dc7f"/>
    </style:style>
    <style:style style:name="P4" style:family="paragraph" style:parent-style-name="Standard">
      <style:text-properties fo:language="ru" fo:country="RU" officeooo:rsid="0321dc7f" officeooo:paragraph-rsid="0381c4c0"/>
    </style:style>
    <style:style style:name="P5" style:family="paragraph" style:parent-style-name="Standard">
      <style:text-properties fo:language="ru" fo:country="RU" fo:font-weight="normal" officeooo:rsid="0327ba16" officeooo:paragraph-rsid="0327ba16" style:font-weight-asian="normal" style:font-weight-complex="normal"/>
    </style:style>
    <style:style style:name="P6" style:family="paragraph" style:parent-style-name="Standard">
      <style:text-properties fo:language="ru" fo:country="RU" officeooo:rsid="0327ba16" officeooo:paragraph-rsid="0327ba16"/>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Standard">
      <style:text-properties fo:language="ru" fo:country="RU" officeooo:rsid="02c6a4f7" officeooo:paragraph-rsid="02c6a4f7"/>
    </style:style>
    <style:style style:name="P10" style:family="paragraph" style:parent-style-name="Standard">
      <style:text-properties fo:language="ru" fo:country="RU" officeooo:rsid="02c6a4f7" officeooo:paragraph-rsid="0339fefe"/>
    </style:style>
    <style:style style:name="P11" style:family="paragraph" style:parent-style-name="Standard">
      <style:text-properties fo:language="ru" fo:country="RU" officeooo:rsid="0339fefe" officeooo:paragraph-rsid="0339fefe"/>
    </style:style>
    <style:style style:name="P12" style:family="paragraph" style:parent-style-name="Standard">
      <style:text-properties fo:language="ru" fo:country="RU" officeooo:rsid="032b8e73" officeooo:paragraph-rsid="033af217"/>
    </style:style>
    <style:style style:name="P13" style:family="paragraph" style:parent-style-name="Standard">
      <style:text-properties fo:language="ru" fo:country="RU" officeooo:rsid="032b8e73" officeooo:paragraph-rsid="033cd0bf"/>
    </style:style>
    <style:style style:name="P14" style:family="paragraph" style:parent-style-name="Standard">
      <style:text-properties fo:language="ru" fo:country="RU" officeooo:rsid="032b8e73" officeooo:paragraph-rsid="0334887a"/>
    </style:style>
    <style:style style:name="P15" style:family="paragraph" style:parent-style-name="Standard">
      <style:text-properties fo:language="ru" fo:country="RU" officeooo:rsid="032b8e73" officeooo:paragraph-rsid="033eb437"/>
    </style:style>
    <style:style style:name="P16" style:family="paragraph" style:parent-style-name="Standard">
      <style:text-properties fo:language="ru" fo:country="RU" officeooo:rsid="0327ba16" officeooo:paragraph-rsid="03309136"/>
    </style:style>
    <style:style style:name="P17" style:family="paragraph" style:parent-style-name="Standard">
      <style:text-properties fo:language="ru" fo:country="RU" officeooo:rsid="03a4e1c6" officeooo:paragraph-rsid="03a4e1c6"/>
    </style:style>
    <style:style style:name="P18" style:family="paragraph" style:parent-style-name="Standard">
      <style:text-properties fo:language="ru" fo:country="RU" officeooo:rsid="0327ba16" officeooo:paragraph-rsid="03a66fe3"/>
    </style:style>
    <style:style style:name="P19" style:family="paragraph" style:parent-style-name="Standard">
      <style:text-properties fo:language="ru" fo:country="RU" officeooo:rsid="02d0c3a3" officeooo:paragraph-rsid="02c6a4f7"/>
    </style:style>
    <style:style style:name="P20"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21" style:family="paragraph" style:parent-style-name="Standard">
      <style:text-properties fo:language="ru" fo:country="RU" officeooo:rsid="0371d1fc" officeooo:paragraph-rsid="0371d1fc"/>
    </style:style>
    <style:style style:name="P22"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23"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24"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25"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26"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27"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28"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29"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30"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31" style:family="paragraph" style:parent-style-name="Standard">
      <style:text-properties fo:language="ru" fo:country="RU" officeooo:rsid="02c6a4f7" officeooo:paragraph-rsid="02e40199"/>
    </style:style>
    <style:style style:name="P32" style:family="paragraph" style:parent-style-name="Standard">
      <style:text-properties fo:language="ru" fo:country="RU" officeooo:rsid="0370033c" officeooo:paragraph-rsid="0370033c"/>
    </style:style>
    <style:style style:name="P33" style:family="paragraph" style:parent-style-name="Standard">
      <style:text-properties officeooo:paragraph-rsid="038766d0"/>
    </style:style>
    <style:style style:name="P34"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35" style:family="paragraph" style:parent-style-name="Standard">
      <style:text-properties fo:language="ru" fo:country="RU" officeooo:rsid="038766d0" officeooo:paragraph-rsid="03c3fe2b"/>
    </style:style>
    <style:style style:name="P36" style:family="paragraph" style:parent-style-name="Standard">
      <style:text-properties fo:language="ru" fo:country="RU" officeooo:rsid="038766d0" officeooo:paragraph-rsid="038766d0"/>
    </style:style>
    <style:style style:name="P37"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38" style:family="paragraph" style:parent-style-name="Standard">
      <style:text-properties fo:language="ru" fo:country="RU" officeooo:rsid="0017a550" officeooo:paragraph-rsid="037104c3"/>
    </style:style>
    <style:style style:name="P39" style:family="paragraph" style:parent-style-name="Standard">
      <style:text-properties fo:language="ru" fo:country="RU" officeooo:rsid="038ac660" officeooo:paragraph-rsid="038bc978"/>
    </style:style>
    <style:style style:name="P40" style:family="paragraph" style:parent-style-name="Standard">
      <style:text-properties fo:language="ru" fo:country="RU" officeooo:rsid="038edaf9" officeooo:paragraph-rsid="0395a1e6"/>
    </style:style>
    <style:style style:name="P41" style:family="paragraph" style:parent-style-name="Standard">
      <style:text-properties fo:language="ru" fo:country="RU" officeooo:rsid="02c6a4f7" officeooo:paragraph-rsid="037104c3"/>
    </style:style>
    <style:style style:name="P42" style:family="paragraph" style:parent-style-name="Standard">
      <style:text-properties fo:language="ru" fo:country="RU" officeooo:rsid="02c6a4f7" officeooo:paragraph-rsid="02d1f4d3"/>
    </style:style>
    <style:style style:name="P43" style:family="paragraph" style:parent-style-name="Standard" style:list-style-name="L1">
      <style:text-properties fo:language="ru" fo:country="RU" officeooo:rsid="01e52c2e" officeooo:paragraph-rsid="02d1f4d3"/>
    </style:style>
    <style:style style:name="P44" style:family="paragraph" style:parent-style-name="Standard">
      <style:text-properties fo:language="ru" fo:country="RU" officeooo:rsid="02d2696d" officeooo:paragraph-rsid="02d2696d"/>
    </style:style>
    <style:style style:name="P45" style:family="paragraph" style:parent-style-name="Standard" style:list-style-name="L2">
      <style:text-properties fo:language="ru" fo:country="RU" officeooo:rsid="01e52c2e" officeooo:paragraph-rsid="02d1f4d3"/>
    </style:style>
    <style:style style:name="P46" style:family="paragraph" style:parent-style-name="Standard">
      <style:text-properties fo:language="ru" fo:country="RU" officeooo:rsid="01e52c2e" officeooo:paragraph-rsid="02c6a4f7"/>
    </style:style>
    <style:style style:name="P47" style:family="paragraph" style:parent-style-name="Standard">
      <style:text-properties fo:language="ru" fo:country="RU" officeooo:rsid="03bbe60f" officeooo:paragraph-rsid="03bbe60f"/>
    </style:style>
    <style:style style:name="P48" style:family="paragraph" style:parent-style-name="Standard">
      <style:text-properties fo:language="ru" fo:country="RU" officeooo:rsid="03adcd18" officeooo:paragraph-rsid="03b93fca"/>
    </style:style>
    <style:style style:name="P49" style:family="paragraph" style:parent-style-name="Standard">
      <style:text-properties fo:language="ru" fo:country="RU" officeooo:rsid="03adcd18" officeooo:paragraph-rsid="03bb2848"/>
    </style:style>
    <style:style style:name="P50" style:family="paragraph" style:parent-style-name="Standard">
      <style:text-properties fo:language="ru" fo:country="RU" officeooo:rsid="01e52c2e" officeooo:paragraph-rsid="03af8f23"/>
    </style:style>
    <style:style style:name="P51" style:family="paragraph" style:parent-style-name="Heading_20_2">
      <style:text-properties fo:language="ru" fo:country="RU" officeooo:rsid="0017a550" officeooo:paragraph-rsid="02e019c8"/>
    </style:style>
    <style:style style:name="P52" style:family="paragraph" style:parent-style-name="Standard">
      <style:text-properties officeooo:rsid="02df38ca" officeooo:paragraph-rsid="02e019c8"/>
    </style:style>
    <style:style style:name="P53" style:family="paragraph" style:parent-style-name="Quotations">
      <style:text-properties officeooo:paragraph-rsid="02e019c8"/>
    </style:style>
    <style:style style:name="P54" style:family="paragraph" style:parent-style-name="Quotations">
      <style:text-properties fo:language="ru" fo:country="RU" officeooo:rsid="014596a9" officeooo:paragraph-rsid="02e019c8"/>
    </style:style>
    <style:style style:name="P55" style:family="paragraph" style:parent-style-name="Standard">
      <style:text-properties fo:language="ru" fo:country="RU" officeooo:rsid="03bbe60f" officeooo:paragraph-rsid="03bf38fd"/>
    </style:style>
    <style:style style:name="P56" style:family="paragraph" style:parent-style-name="Standard">
      <style:text-properties fo:language="ru" fo:country="RU" officeooo:rsid="03adcd18" officeooo:paragraph-rsid="03bf9e5b"/>
    </style:style>
    <style:style style:name="P57" style:family="paragraph" style:parent-style-name="Standard">
      <style:text-properties fo:language="ru" fo:country="RU" officeooo:rsid="03adcd18" officeooo:paragraph-rsid="03bf38fd"/>
    </style:style>
    <style:style style:name="P58" style:family="paragraph" style:parent-style-name="Standard">
      <style:text-properties officeooo:rsid="02f260f7" officeooo:paragraph-rsid="02f260f7"/>
    </style:style>
    <style:style style:name="P59" style:family="paragraph" style:parent-style-name="Standard">
      <style:text-properties officeooo:rsid="0087e19e" officeooo:paragraph-rsid="0418bf4b"/>
    </style:style>
    <style:style style:name="P60" style:family="paragraph" style:parent-style-name="Standard">
      <style:text-properties officeooo:rsid="0087e19e" officeooo:paragraph-rsid="02f260f7"/>
    </style:style>
    <style:style style:name="P61" style:family="paragraph" style:parent-style-name="Standard">
      <style:text-properties officeooo:rsid="0478264a" officeooo:paragraph-rsid="0478264a"/>
    </style:style>
    <style:style style:name="P62" style:family="paragraph" style:parent-style-name="code_5f_vbscript">
      <style:text-properties officeooo:paragraph-rsid="02f260f7"/>
    </style:style>
    <style:style style:name="P63" style:family="paragraph" style:parent-style-name="Standard">
      <style:text-properties fo:language="ru" fo:country="RU" officeooo:rsid="0371d1fc" officeooo:paragraph-rsid="045cbc82"/>
    </style:style>
    <style:style style:name="P64" style:family="paragraph" style:parent-style-name="Standard">
      <style:text-properties fo:language="ru" fo:country="RU" officeooo:rsid="047ba900" officeooo:paragraph-rsid="047ba900"/>
    </style:style>
    <style:style style:name="P65" style:family="paragraph" style:parent-style-name="Standard">
      <style:text-properties fo:language="ru" fo:country="RU" officeooo:rsid="0371d1fc" officeooo:paragraph-rsid="0479f7f4"/>
    </style:style>
    <style:style style:name="P66" style:family="paragraph" style:parent-style-name="Standard">
      <style:text-properties fo:language="ru" fo:country="RU" officeooo:rsid="0479f7f4" officeooo:paragraph-rsid="0479f7f4"/>
    </style:style>
    <style:style style:name="P67" style:family="paragraph" style:parent-style-name="Standard">
      <style:text-properties fo:language="ru" fo:country="RU" officeooo:rsid="03bbe60f" officeooo:paragraph-rsid="041a3b69"/>
    </style:style>
    <style:style style:name="P68" style:family="paragraph" style:parent-style-name="Standard">
      <style:text-properties fo:language="ru" fo:country="RU" officeooo:rsid="03adcd18" officeooo:paragraph-rsid="03db3d81"/>
    </style:style>
    <style:style style:name="P69" style:family="paragraph" style:parent-style-name="Standard">
      <style:text-properties fo:language="ru" fo:country="RU" officeooo:rsid="03adcd18" officeooo:paragraph-rsid="03db7a23"/>
    </style:style>
    <style:style style:name="P70" style:family="paragraph" style:parent-style-name="Standard">
      <style:text-properties fo:language="ru" fo:country="RU" officeooo:rsid="03d10eda" officeooo:paragraph-rsid="03dd05ab"/>
    </style:style>
    <style:style style:name="P71" style:family="paragraph" style:parent-style-name="Standard">
      <style:text-properties fo:language="ru" fo:country="RU" officeooo:rsid="03adcd18" officeooo:paragraph-rsid="03ce314f"/>
    </style:style>
    <style:style style:name="P72" style:family="paragraph" style:parent-style-name="Standard">
      <style:text-properties fo:language="ru" fo:country="RU" officeooo:rsid="04604f6c" officeooo:paragraph-rsid="04616f26"/>
    </style:style>
    <style:style style:name="P73"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74" style:family="paragraph" style:parent-style-name="Heading_20_1">
      <style:text-properties fo:language="ru" fo:country="RU"/>
    </style:style>
    <style:style style:name="P75" style:family="paragraph" style:parent-style-name="Table_20_Contents">
      <style:text-properties fo:language="en" fo:country="US" officeooo:rsid="00292146" officeooo:paragraph-rsid="02f08cec"/>
    </style:style>
    <style:style style:name="P76" style:family="paragraph" style:parent-style-name="Table_20_Contents">
      <style:paragraph-properties fo:line-height="200%"/>
      <style:text-properties fo:language="ru" fo:country="RU" officeooo:rsid="02f08cec" officeooo:paragraph-rsid="04706169"/>
    </style:style>
    <style:style style:name="P77" style:family="paragraph" style:parent-style-name="Table_20_Contents">
      <style:text-properties fo:language="en" fo:country="US" officeooo:rsid="00292146" officeooo:paragraph-rsid="048d9284"/>
    </style:style>
    <style:style style:name="P78" style:family="paragraph" style:parent-style-name="Standard">
      <style:text-properties officeooo:paragraph-rsid="02f08cec"/>
    </style:style>
    <style:style style:name="P79" style:family="paragraph" style:parent-style-name="Standard">
      <style:text-properties fo:language="ru" fo:country="RU" officeooo:rsid="03d10eda" officeooo:paragraph-rsid="03e330d3"/>
    </style:style>
    <style:style style:name="P80" style:family="paragraph" style:parent-style-name="Standard">
      <style:text-properties fo:language="ru" fo:country="RU" officeooo:rsid="03e4a125" officeooo:paragraph-rsid="03e4a125"/>
    </style:style>
    <style:style style:name="P81" style:family="paragraph" style:parent-style-name="Standard">
      <style:text-properties officeooo:rsid="03047851" officeooo:paragraph-rsid="03047851"/>
    </style:style>
    <style:style style:name="P82" style:family="paragraph" style:parent-style-name="Standard">
      <style:text-properties fo:language="ru" fo:country="RU" officeooo:rsid="030ae90a" officeooo:paragraph-rsid="0312e4a1"/>
    </style:style>
    <style:style style:name="P83" style:family="paragraph" style:parent-style-name="Standard">
      <style:text-properties fo:language="ru" fo:country="RU" officeooo:rsid="03bbe60f" officeooo:paragraph-rsid="041b8f6f"/>
    </style:style>
    <style:style style:name="P84" style:family="paragraph" style:parent-style-name="Standard">
      <style:text-properties fo:language="ru" fo:country="RU" officeooo:rsid="030ae90a" officeooo:paragraph-rsid="03641785"/>
    </style:style>
    <style:style style:name="P85" style:family="paragraph" style:parent-style-name="Standard">
      <style:text-properties fo:language="ru" fo:country="RU" officeooo:rsid="030ae90a" officeooo:paragraph-rsid="03600f8c"/>
    </style:style>
    <style:style style:name="P86" style:family="paragraph" style:parent-style-name="Standard">
      <style:text-properties officeooo:rsid="030664ca" officeooo:paragraph-rsid="031663b8"/>
    </style:style>
    <style:style style:name="P87" style:family="paragraph" style:parent-style-name="Standard">
      <style:text-properties fo:language="ru" fo:country="RU" officeooo:rsid="03099d51" officeooo:paragraph-rsid="046954ff"/>
    </style:style>
    <style:style style:name="P88" style:family="paragraph" style:parent-style-name="Heading_20_2">
      <style:text-properties officeooo:rsid="02ec547a" officeooo:paragraph-rsid="02ec547a"/>
    </style:style>
    <style:style style:name="P89" style:family="paragraph" style:parent-style-name="Standard">
      <style:text-properties fo:language="ru" fo:country="RU" officeooo:rsid="02ea40e3" officeooo:paragraph-rsid="02ea40e3"/>
    </style:style>
    <style:style style:name="P90" style:family="paragraph" style:parent-style-name="Standard">
      <style:text-properties officeooo:rsid="02e26f8e" officeooo:paragraph-rsid="02ea40e3"/>
    </style:style>
    <style:style style:name="P91" style:family="paragraph" style:parent-style-name="Standard">
      <style:text-properties fo:font-weight="normal" officeooo:rsid="02e26f8e" officeooo:paragraph-rsid="02ea40e3" style:font-weight-asian="normal" style:font-weight-complex="normal"/>
    </style:style>
    <style:style style:name="P92" style:family="paragraph" style:parent-style-name="Standard">
      <style:text-properties fo:language="ru" fo:country="RU" fo:font-weight="normal" officeooo:rsid="005a9715" officeooo:paragraph-rsid="04921a40" style:font-weight-asian="normal" style:font-weight-complex="normal"/>
    </style:style>
    <style:style style:name="P93" style:family="paragraph" style:parent-style-name="Standard">
      <style:text-properties officeooo:rsid="014596a9" officeooo:paragraph-rsid="006029cd"/>
    </style:style>
    <style:style style:name="P94" style:family="paragraph" style:parent-style-name="Heading_20_2">
      <style:text-properties fo:language="ru" fo:country="RU" officeooo:rsid="02e97364" officeooo:paragraph-rsid="03045a49"/>
    </style:style>
    <style:style style:name="P95" style:family="paragraph" style:parent-style-name="Table_20_Contents">
      <style:text-properties fo:language="ru" fo:country="RU" officeooo:rsid="02ea40e3" officeooo:paragraph-rsid="03045a49"/>
    </style:style>
    <style:style style:name="P96" style:family="paragraph" style:parent-style-name="Standard">
      <style:text-properties fo:language="ru" fo:country="RU" officeooo:rsid="03bbe60f" officeooo:paragraph-rsid="041bed89"/>
    </style:style>
    <style:style style:name="P97" style:family="paragraph" style:parent-style-name="Table_20_Contents">
      <style:text-properties fo:language="en" fo:country="US" officeooo:rsid="00292146" officeooo:paragraph-rsid="03045a49"/>
    </style:style>
    <style:style style:name="P98" style:family="paragraph" style:parent-style-name="Standard">
      <style:text-properties officeooo:rsid="02e26f8e" officeooo:paragraph-rsid="03045a49"/>
    </style:style>
    <style:style style:name="P99" style:family="paragraph" style:parent-style-name="Standard">
      <style:text-properties officeooo:rsid="014596a9" officeooo:paragraph-rsid="0065af9b"/>
    </style:style>
    <style:style style:name="P100" style:family="paragraph" style:parent-style-name="Heading_20_1">
      <style:text-properties officeooo:rsid="02fa248d" officeooo:paragraph-rsid="02fa248d"/>
    </style:style>
    <style:style style:name="P101" style:family="paragraph" style:parent-style-name="Standard">
      <style:text-properties officeooo:rsid="0302a2cd" officeooo:paragraph-rsid="0302a2cd"/>
    </style:style>
    <style:style style:name="P102" style:family="paragraph" style:parent-style-name="Standard">
      <style:text-properties officeooo:rsid="0302a2cd" officeooo:paragraph-rsid="03f6aab6"/>
    </style:style>
    <style:style style:name="P103" style:family="paragraph" style:parent-style-name="Standard">
      <style:text-properties officeooo:rsid="002e7984" officeooo:paragraph-rsid="002e7984"/>
    </style:style>
    <style:style style:name="P104" style:family="paragraph" style:parent-style-name="Standard">
      <style:text-properties officeooo:rsid="03fbfae2" officeooo:paragraph-rsid="04037caf"/>
    </style:style>
    <style:style style:name="P105" style:family="paragraph" style:parent-style-name="Standard">
      <style:text-properties officeooo:rsid="03fbfae2" officeooo:paragraph-rsid="04760212"/>
    </style:style>
    <style:style style:name="P106" style:family="paragraph" style:parent-style-name="Standard">
      <style:text-properties officeooo:rsid="03fd81e5" officeooo:paragraph-rsid="03fd81e5"/>
    </style:style>
    <style:style style:name="P107" style:family="paragraph" style:parent-style-name="Standard">
      <style:text-properties officeooo:rsid="03fd81e5" officeooo:paragraph-rsid="04760212"/>
    </style:style>
    <style:style style:name="P108" style:family="paragraph" style:parent-style-name="Standard">
      <style:text-properties officeooo:rsid="03fbfae2" officeooo:paragraph-rsid="03fbfae2"/>
    </style:style>
    <style:style style:name="P109" style:family="paragraph" style:parent-style-name="Standard">
      <style:text-properties officeooo:rsid="03fbfae2" officeooo:paragraph-rsid="0400fe91"/>
    </style:style>
    <style:style style:name="P110" style:family="paragraph" style:parent-style-name="Standard">
      <style:text-properties officeooo:rsid="03fd81e5" officeooo:paragraph-rsid="0400fe91"/>
    </style:style>
    <style:style style:name="P111" style:family="paragraph" style:parent-style-name="Standard">
      <style:text-properties officeooo:rsid="02fcc389" officeooo:paragraph-rsid="03fbfae2"/>
    </style:style>
    <style:style style:name="P112" style:family="paragraph" style:parent-style-name="Standard">
      <style:text-properties fo:language="en" fo:country="US" officeooo:rsid="002e7984" officeooo:paragraph-rsid="0427fb25"/>
    </style:style>
    <style:style style:name="P113" style:family="paragraph" style:parent-style-name="Standard">
      <style:text-properties officeooo:rsid="002e7984" officeooo:paragraph-rsid="00697270"/>
    </style:style>
    <style:style style:name="P114" style:family="paragraph" style:parent-style-name="Standard">
      <style:text-properties officeooo:rsid="03fbfae2" officeooo:paragraph-rsid="040ba2ab"/>
    </style:style>
    <style:style style:name="P115" style:family="paragraph" style:parent-style-name="Standard">
      <style:text-properties officeooo:rsid="02fcc389" officeooo:paragraph-rsid="02fcc389"/>
    </style:style>
    <style:style style:name="P116" style:family="paragraph" style:parent-style-name="Standard">
      <style:text-properties officeooo:paragraph-rsid="02fcc389"/>
    </style:style>
    <style:style style:name="P117" style:family="paragraph" style:parent-style-name="Standard">
      <style:text-properties fo:language="ru" fo:country="RU" officeooo:rsid="03bbe60f" officeooo:paragraph-rsid="046e2a73"/>
    </style:style>
    <style:style style:name="P118" style:family="paragraph" style:parent-style-name="Standard">
      <style:text-properties officeooo:rsid="046e2a73" officeooo:paragraph-rsid="046e2a73"/>
    </style:style>
    <style:style style:name="P119" style:family="paragraph" style:parent-style-name="Heading_20_1">
      <style:text-properties fo:language="ru" fo:country="RU" officeooo:rsid="02c6a4f7" officeooo:paragraph-rsid="02d6c991"/>
    </style:style>
    <style:style style:name="P120" style:family="paragraph" style:parent-style-name="Standard">
      <style:text-properties fo:language="en" fo:country="US" officeooo:rsid="01ddb280" officeooo:paragraph-rsid="02d8217f"/>
    </style:style>
    <style:style style:name="P121" style:family="paragraph" style:parent-style-name="Standard">
      <style:text-properties fo:language="ru" fo:country="RU" officeooo:rsid="02887feb" officeooo:paragraph-rsid="0470eab3"/>
    </style:style>
    <style:style style:name="P122" style:family="paragraph" style:parent-style-name="Standard">
      <style:text-properties fo:language="en" fo:country="US" officeooo:rsid="02887feb" officeooo:paragraph-rsid="0470eab3"/>
    </style:style>
    <style:style style:name="P123" style:family="paragraph" style:parent-style-name="Standard">
      <style:text-properties fo:language="ru" fo:country="RU" officeooo:rsid="0470eab3" officeooo:paragraph-rsid="047237c9"/>
    </style:style>
    <style:style style:name="P124" style:family="paragraph" style:parent-style-name="Standard">
      <style:text-properties officeooo:rsid="02e26f8e" officeooo:paragraph-rsid="047237c9"/>
    </style:style>
    <style:style style:name="P125" style:family="paragraph" style:parent-style-name="Standard">
      <style:text-properties fo:language="ru" fo:country="RU" officeooo:rsid="02e26f8e" officeooo:paragraph-rsid="047237c9"/>
    </style:style>
    <style:style style:name="P126" style:family="paragraph" style:parent-style-name="Standard">
      <style:text-properties fo:language="ru" fo:country="RU" officeooo:rsid="02887feb" officeooo:paragraph-rsid="047237c9"/>
    </style:style>
    <style:style style:name="P127" style:family="paragraph" style:parent-style-name="Standard">
      <style:text-properties fo:language="en" fo:country="US" officeooo:rsid="02c6a4f7" officeooo:paragraph-rsid="02d91f99"/>
    </style:style>
    <style:style style:name="P128" style:family="paragraph" style:parent-style-name="Standard">
      <style:text-properties fo:language="ru" fo:country="RU" officeooo:rsid="03bbe60f" officeooo:paragraph-rsid="042afabd"/>
    </style:style>
    <style:style style:name="P129" style:family="paragraph" style:parent-style-name="Standard">
      <style:text-properties fo:language="ru" fo:country="RU" officeooo:rsid="02887feb" officeooo:paragraph-rsid="042b705a"/>
    </style:style>
    <style:style style:name="P130" style:family="paragraph" style:parent-style-name="Standard">
      <style:text-properties fo:language="ru" fo:country="RU" officeooo:rsid="00813609" officeooo:paragraph-rsid="02d6c991"/>
    </style:style>
    <style:style style:name="P131" style:family="paragraph" style:parent-style-name="Standard">
      <style:text-properties fo:language="en" fo:country="US" officeooo:rsid="02c5f0fa" officeooo:paragraph-rsid="02d6c991"/>
    </style:style>
    <style:style style:name="P132" style:family="paragraph" style:parent-style-name="Standard">
      <style:text-properties fo:language="ru" fo:country="RU" officeooo:rsid="00813609" officeooo:paragraph-rsid="048085dc"/>
    </style:style>
    <style:style style:name="P133" style:family="paragraph" style:parent-style-name="Standard">
      <style:text-properties fo:language="ru" fo:country="RU" officeooo:rsid="02887feb" officeooo:paragraph-rsid="04a528e7"/>
    </style:style>
    <style:style style:name="P134" style:family="paragraph" style:parent-style-name="Standard">
      <style:text-properties fo:language="ru" fo:country="RU" fo:font-weight="normal" officeooo:rsid="04a501a0" officeooo:paragraph-rsid="04a528e7" style:font-weight-asian="normal" style:font-weight-complex="normal"/>
    </style:style>
    <style:style style:name="P135"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P136" style:family="paragraph" style:parent-style-name="Standard">
      <style:text-properties fo:language="ru" fo:country="RU" officeooo:rsid="0327ba16" officeooo:paragraph-rsid="04a501a0"/>
    </style:style>
    <style:style style:name="P137" style:family="paragraph" style:parent-style-name="Quotations">
      <style:text-properties officeooo:paragraph-rsid="04a6684f"/>
    </style:style>
    <style:style style:name="P138" style:family="paragraph" style:parent-style-name="Standard">
      <style:text-properties officeooo:rsid="04a501a0" officeooo:paragraph-rsid="04a6684f"/>
    </style:style>
    <style:style style:name="P139" style:family="paragraph" style:parent-style-name="Heading_20_1">
      <style:text-properties fo:language="ru" fo:country="RU" officeooo:rsid="031897f5" officeooo:paragraph-rsid="031897f5"/>
    </style:style>
    <style:style style:name="P140" style:family="paragraph" style:parent-style-name="Standard">
      <style:text-properties officeooo:rsid="002e7984" officeooo:paragraph-rsid="02d6c991"/>
    </style:style>
    <style:style style:name="P141" style:family="paragraph" style:parent-style-name="Standard">
      <style:text-properties officeooo:rsid="03196b8c" officeooo:paragraph-rsid="03196b8c"/>
    </style:style>
    <style:style style:name="P142" style:family="paragraph" style:parent-style-name="Standard">
      <style:text-properties officeooo:rsid="031a438f" officeooo:paragraph-rsid="031b7c67"/>
    </style:style>
    <style:style style:name="P143" style:family="paragraph" style:parent-style-name="Standard">
      <style:text-properties fo:language="ru" fo:country="RU" officeooo:rsid="036ae567" officeooo:paragraph-rsid="0438d5dd"/>
    </style:style>
    <style:style style:name="P144" style:family="paragraph" style:parent-style-name="Standard">
      <style:text-properties fo:language="ru" fo:country="RU" officeooo:rsid="036ae567" officeooo:paragraph-rsid="0438dfd4"/>
    </style:style>
    <style:style style:name="P145" style:family="paragraph" style:parent-style-name="Standard">
      <style:text-properties fo:language="ru" fo:country="RU" officeooo:rsid="031b7c67" officeooo:paragraph-rsid="031b7c67"/>
    </style:style>
    <style:style style:name="P146" style:family="paragraph" style:parent-style-name="Standard">
      <style:text-properties fo:language="ru" fo:country="RU" officeooo:rsid="03bbe60f" officeooo:paragraph-rsid="0431d3ce"/>
    </style:style>
    <style:style style:name="P147"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T1" style:family="text">
      <style:text-properties fo:font-weight="bold" style:font-weight-asian="bold" style:font-weight-complex="bold"/>
    </style:style>
    <style:style style:name="T2" style:family="text">
      <style:text-properties officeooo:rsid="03232ec5"/>
    </style:style>
    <style:style style:name="T3" style:family="text">
      <style:text-properties fo:language="en" fo:country="US" officeooo:rsid="03232ec5"/>
    </style:style>
    <style:style style:name="T4" style:family="text">
      <style:text-properties officeooo:rsid="03a3b4f1"/>
    </style:style>
    <style:style style:name="T5" style:family="text">
      <style:text-properties officeooo:rsid="0325201a"/>
    </style:style>
    <style:style style:name="T6" style:family="text">
      <style:text-properties fo:font-weight="bold" officeooo:rsid="0336e2ae" style:font-weight-asian="bold" style:font-weight-complex="bold"/>
    </style:style>
    <style:style style:name="T7" style:family="text">
      <style:text-properties officeooo:rsid="039aae8f"/>
    </style:style>
    <style:style style:name="T8" style:family="text">
      <style:text-properties officeooo:rsid="03257157"/>
    </style:style>
    <style:style style:name="T9" style:family="text">
      <style:text-properties officeooo:rsid="0376c4b8"/>
    </style:style>
    <style:style style:name="T10" style:family="text">
      <style:text-properties fo:language="en" fo:country="US" officeooo:rsid="0376c4b8"/>
    </style:style>
    <style:style style:name="T11" style:family="text">
      <style:text-properties officeooo:rsid="0325890c"/>
    </style:style>
    <style:style style:name="T12" style:family="text">
      <style:text-properties fo:language="en" fo:country="US" style:text-underline-style="none" fo:font-weight="normal" officeooo:rsid="0325890c" style:font-weight-asian="normal" style:font-weight-complex="normal"/>
    </style:style>
    <style:style style:name="T13" style:family="text">
      <style:text-properties officeooo:rsid="03ea6a85"/>
    </style:style>
    <style:style style:name="T14" style:family="text">
      <style:text-properties fo:language="en" fo:country="US" officeooo:rsid="03ea6a85"/>
    </style:style>
    <style:style style:name="T15" style:family="text">
      <style:text-properties officeooo:rsid="04a29799"/>
    </style:style>
    <style:style style:name="T16" style:family="text">
      <style:text-properties officeooo:rsid="03848237"/>
    </style:style>
    <style:style style:name="T17" style:family="text">
      <style:text-properties officeooo:rsid="039aed23"/>
    </style:style>
    <style:style style:name="T18" style:family="text">
      <style:text-properties officeooo:rsid="032b8e73"/>
    </style:style>
    <style:style style:name="T19" style:family="text">
      <style:text-properties fo:font-weight="bold" officeooo:rsid="039dc355" style:font-weight-asian="bold" style:font-weight-complex="bold"/>
    </style:style>
    <style:style style:name="T20" style:family="text">
      <style:text-properties officeooo:rsid="02c6a4f7"/>
    </style:style>
    <style:style style:name="T21" style:family="text">
      <style:text-properties fo:language="en" fo:country="US"/>
    </style:style>
    <style:style style:name="T22" style:family="text">
      <style:text-properties officeooo:rsid="033af217"/>
    </style:style>
    <style:style style:name="T23" style:family="text">
      <style:text-properties officeooo:rsid="032be188"/>
    </style:style>
    <style:style style:name="T24" style:family="text">
      <style:text-properties officeooo:rsid="0339fefe"/>
    </style:style>
    <style:style style:name="T25" style:family="text">
      <style:text-properties officeooo:rsid="03047851"/>
    </style:style>
    <style:style style:name="T26" style:family="text">
      <style:text-properties officeooo:rsid="033cd0bf"/>
    </style:style>
    <style:style style:name="T27" style:family="text">
      <style:text-properties officeooo:rsid="032d8fa9"/>
    </style:style>
    <style:style style:name="T28" style:family="text">
      <style:text-properties fo:language="en" fo:country="US" officeooo:rsid="032d8fa9"/>
    </style:style>
    <style:style style:name="T29" style:family="text">
      <style:text-properties officeooo:rsid="033eb437"/>
    </style:style>
    <style:style style:name="T30" style:family="text">
      <style:text-properties officeooo:rsid="0334887a"/>
    </style:style>
    <style:style style:name="T31" style:family="text">
      <style:text-properties officeooo:rsid="038580bb"/>
    </style:style>
    <style:style style:name="T32" style:family="text">
      <style:text-properties fo:language="en" fo:country="US" fo:font-weight="bold" style:font-weight-asian="bold" style:font-weight-complex="bold"/>
    </style:style>
    <style:style style:name="T33" style:family="text">
      <style:text-properties fo:language="en" fo:country="US" officeooo:rsid="03a4eefb"/>
    </style:style>
    <style:style style:name="T34" style:family="text">
      <style:text-properties fo:font-weight="bold" officeooo:rsid="03a66fe3" style:font-weight-asian="bold" style:font-weight-complex="bold"/>
    </style:style>
    <style:style style:name="T35" style:family="text">
      <style:text-properties officeooo:rsid="03a66fe3"/>
    </style:style>
    <style:style style:name="T36" style:family="text">
      <style:text-properties officeooo:rsid="037f2d3f"/>
    </style:style>
    <style:style style:name="T37" style:family="text">
      <style:text-properties officeooo:rsid="0371d1fc"/>
    </style:style>
    <style:style style:name="T38" style:family="text">
      <style:text-properties fo:font-style="italic" officeooo:rsid="0371d1f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style:text-line-through-style="solid" style:text-line-through-type="single"/>
    </style:style>
    <style:style style:name="T41" style:family="text">
      <style:text-properties officeooo:rsid="0376a930"/>
    </style:style>
    <style:style style:name="T42" style:family="text">
      <style:text-properties fo:language="en" fo:country="US" officeooo:rsid="0376a930"/>
    </style:style>
    <style:style style:name="T43" style:family="text">
      <style:text-properties officeooo:rsid="03798c5a"/>
    </style:style>
    <style:style style:name="T44" style:family="text">
      <style:text-properties officeooo:rsid="037a19ac"/>
    </style:style>
    <style:style style:name="T45" style:family="text">
      <style:text-properties fo:font-weight="normal" style:font-weight-asian="normal" style:font-weight-complex="normal"/>
    </style:style>
    <style:style style:name="T46" style:family="text">
      <style:text-properties fo:font-weight="bold" officeooo:rsid="03c7be69" style:font-weight-asian="bold" style:font-weight-complex="bold"/>
    </style:style>
    <style:style style:name="T47" style:family="text">
      <style:text-properties fo:font-weight="normal" officeooo:rsid="03bbe60f" style:font-weight-asian="normal" style:font-weight-complex="normal"/>
    </style:style>
    <style:style style:name="T48" style:family="text">
      <style:text-properties officeooo:rsid="0386bbb1"/>
    </style:style>
    <style:style style:name="T49" style:family="text">
      <style:text-properties officeooo:rsid="04574645"/>
    </style:style>
    <style:style style:name="T50" style:family="text">
      <style:text-properties fo:font-weight="normal" officeooo:rsid="04574645" style:font-weight-asian="normal" style:font-weight-complex="normal"/>
    </style:style>
    <style:style style:name="T51" style:family="text">
      <style:text-properties fo:font-weight="normal" officeooo:rsid="0017a550" style:font-weight-asian="normal" style:font-weight-complex="normal"/>
    </style:style>
    <style:style style:name="T52" style:family="text">
      <style:text-properties officeooo:rsid="0386dc73"/>
    </style:style>
    <style:style style:name="T53" style:family="text">
      <style:text-properties officeooo:rsid="037c148d"/>
    </style:style>
    <style:style style:name="T54" style:family="text">
      <style:text-properties fo:font-weight="normal" officeooo:rsid="037c148d" style:font-weight-asian="normal" style:font-weight-complex="normal"/>
    </style:style>
    <style:style style:name="T55" style:family="text">
      <style:text-properties fo:font-weight="bold" officeooo:rsid="03c68f5c" style:font-weight-asian="bold" style:font-weight-complex="bold"/>
    </style:style>
    <style:style style:name="T56" style:family="text">
      <style:text-properties fo:font-weight="normal" officeooo:rsid="039edb90" style:font-weight-asian="normal" style:font-weight-complex="normal"/>
    </style:style>
    <style:style style:name="T57" style:family="text">
      <style:text-properties fo:language="en" fo:country="US" fo:font-weight="normal" officeooo:rsid="039edb90" style:font-weight-asian="normal" style:font-weight-complex="normal"/>
    </style:style>
    <style:style style:name="T58" style:family="text">
      <style:text-properties fo:language="en" fo:country="US" fo:font-weight="normal" style:font-weight-asian="normal" style:font-weight-complex="normal"/>
    </style:style>
    <style:style style:name="T59" style:family="text">
      <style:text-properties fo:font-weight="normal" officeooo:rsid="037d2641" style:font-weight-asian="normal" style:font-weight-complex="normal"/>
    </style:style>
    <style:style style:name="T60" style:family="text">
      <style:text-properties fo:language="ru" fo:country="RU" officeooo:rsid="0017a550"/>
    </style:style>
    <style:style style:name="T61" style:family="text">
      <style:text-properties fo:language="ru" fo:country="RU" officeooo:rsid="037104c3"/>
    </style:style>
    <style:style style:name="T62" style:family="text">
      <style:text-properties fo:language="ru" fo:country="RU" fo:font-weight="bold" officeooo:rsid="037104c3" style:font-weight-asian="bold" style:font-weight-complex="bold"/>
    </style:style>
    <style:style style:name="T63" style:family="text">
      <style:text-properties fo:language="ru" fo:country="RU" officeooo:rsid="003e272a"/>
    </style:style>
    <style:style style:name="T64" style:family="text">
      <style:text-properties fo:language="ru" fo:country="RU" officeooo:rsid="002e7984"/>
    </style:style>
    <style:style style:name="T65" style:family="text">
      <style:text-properties fo:language="ru" fo:country="RU" officeooo:rsid="02da653f"/>
    </style:style>
    <style:style style:name="T66" style:family="text">
      <style:text-properties fo:language="en" fo:country="US" officeooo:rsid="038fc937"/>
    </style:style>
    <style:style style:name="T67" style:family="text">
      <style:text-properties style:font-name="Liberation Serif" fo:language="ru" fo:country="RU" fo:font-weight="normal" officeooo:rsid="0017a550" style:font-weight-asian="normal" style:font-weight-complex="normal"/>
    </style:style>
    <style:style style:name="T68" style:family="text">
      <style:text-properties style:font-name="Liberation Serif" fo:font-weight="bold" officeooo:rsid="03c5ab46" style:font-weight-asian="bold" style:font-weight-complex="bold"/>
    </style:style>
    <style:style style:name="T69" style:family="text">
      <style:text-properties style:font-name="Liberation Serif" fo:font-weight="normal" officeooo:rsid="03bbe60f" style:font-weight-asian="normal" style:font-weight-complex="normal"/>
    </style:style>
    <style:style style:name="T70" style:family="text">
      <style:text-properties style:font-name="Liberation Serif" fo:font-weight="normal" style:font-weight-asian="normal" style:font-weight-complex="normal"/>
    </style:style>
    <style:style style:name="T71" style:family="text">
      <style:text-properties style:font-name="Liberation Serif" fo:font-weight="normal" officeooo:rsid="038f5997" style:font-weight-asian="normal" style:font-weight-complex="normal"/>
    </style:style>
    <style:style style:name="T72" style:family="text">
      <style:text-properties style:font-name="Liberation Serif" fo:font-weight="normal" officeooo:rsid="038869d1" style:font-weight-asian="normal" style:font-weight-complex="normal"/>
    </style:style>
    <style:style style:name="T73" style:family="text">
      <style:text-properties style:font-name="Liberation Serif" fo:font-weight="normal" officeooo:rsid="0391d3ea" style:font-weight-asian="normal" style:font-weight-complex="normal"/>
    </style:style>
    <style:style style:name="T74" style:family="text">
      <style:text-properties style:font-name="Liberation Serif" fo:language="en" fo:country="US" fo:font-weight="normal" officeooo:rsid="038869d1" style:font-weight-asian="normal" style:font-weight-complex="normal"/>
    </style:style>
    <style:style style:name="T75" style:family="text">
      <style:text-properties style:font-name="Liberation Serif" fo:language="en" fo:country="US" fo:font-weight="normal" officeooo:rsid="0389562a" style:font-weight-asian="normal" style:font-weight-complex="normal"/>
    </style:style>
    <style:style style:name="T76" style:family="text">
      <style:text-properties style:font-name="Liberation Serif" fo:font-weight="normal" officeooo:rsid="03929ab0" style:font-weight-asian="normal" style:font-weight-complex="normal"/>
    </style:style>
    <style:style style:name="T77" style:family="text">
      <style:text-properties style:font-name="Liberation Serif" fo:font-weight="normal" officeooo:rsid="0393fc7d" style:font-weight-asian="normal" style:font-weight-complex="normal"/>
    </style:style>
    <style:style style:name="T78" style:family="text">
      <style:text-properties style:font-name="Liberation Serif" fo:font-weight="normal" officeooo:rsid="03898a20" style:font-weight-asian="normal" style:font-weight-complex="normal"/>
    </style:style>
    <style:style style:name="T79" style:family="text">
      <style:text-properties style:font-name="Liberation Serif" fo:language="en" fo:country="US" fo:font-weight="normal" officeooo:rsid="03898a20" style:font-weight-asian="normal" style:font-weight-complex="normal"/>
    </style:style>
    <style:style style:name="T80" style:family="text">
      <style:text-properties officeooo:rsid="037104c3"/>
    </style:style>
    <style:style style:name="T81" style:family="text">
      <style:text-properties fo:font-style="italic" style:text-underline-style="none" officeooo:rsid="02d54765" style:font-style-asian="italic" style:font-style-complex="italic"/>
    </style:style>
    <style:style style:name="T82" style:family="text">
      <style:text-properties officeooo:rsid="02d54765"/>
    </style:style>
    <style:style style:name="T83" style:family="text">
      <style:text-properties fo:language="en" fo:country="US" officeooo:rsid="00227e75"/>
    </style:style>
    <style:style style:name="T84" style:family="text">
      <style:text-properties officeooo:rsid="0152b1dc"/>
    </style:style>
    <style:style style:name="T85" style:family="text">
      <style:text-properties officeooo:rsid="002e7984"/>
    </style:style>
    <style:style style:name="T86" style:family="text">
      <style:text-properties fo:language="en" fo:country="US" officeooo:rsid="02e40199"/>
    </style:style>
    <style:style style:name="T87" style:family="text">
      <style:text-properties officeooo:rsid="02e40199"/>
    </style:style>
    <style:style style:name="T88" style:family="text">
      <style:text-properties style:font-name="Liberation Serif" fo:language="en" fo:country="US" fo:font-weight="normal" style:font-weight-asian="normal" style:font-weight-complex="normal"/>
    </style:style>
    <style:style style:name="T89" style:family="text">
      <style:text-properties style:font-name="Liberation Serif" fo:font-weight="normal" officeooo:rsid="039080c9" style:font-weight-asian="normal" style:font-weight-complex="normal"/>
    </style:style>
    <style:style style:name="T90" style:family="text">
      <style:text-properties style:font-name="Liberation Serif" fo:font-weight="normal" officeooo:rsid="038bc978" style:font-weight-asian="normal" style:font-weight-complex="normal"/>
    </style:style>
    <style:style style:name="T91" style:family="text">
      <style:text-properties style:font-name="Liberation Serif" fo:font-weight="normal" officeooo:rsid="038edaf9" style:font-weight-asian="normal" style:font-weight-complex="normal"/>
    </style:style>
    <style:style style:name="T92" style:family="text">
      <style:text-properties style:font-name="Liberation Serif" fo:font-weight="normal" officeooo:rsid="038766d0" style:font-weight-asian="normal" style:font-weight-complex="normal"/>
    </style:style>
    <style:style style:name="T93" style:family="text">
      <style:text-properties style:font-name="Liberation Serif" fo:font-weight="normal" officeooo:rsid="038bf22b" style:font-weight-asian="normal" style:font-weight-complex="normal"/>
    </style:style>
    <style:style style:name="T94" style:family="text">
      <style:text-properties style:font-name="Liberation Serif" fo:font-weight="normal" officeooo:rsid="03aa8c51" style:font-weight-asian="normal" style:font-weight-complex="normal"/>
    </style:style>
    <style:style style:name="T95" style:family="text">
      <style:text-properties style:font-name="Liberation Serif" fo:language="en" fo:country="US" fo:font-weight="normal" officeooo:rsid="038bf22b" style:font-weight-asian="normal" style:font-weight-complex="normal"/>
    </style:style>
    <style:style style:name="T96" style:family="text">
      <style:text-properties style:font-name="Liberation Serif" fo:font-weight="normal" officeooo:rsid="038d65b1" style:font-weight-asian="normal" style:font-weight-complex="normal"/>
    </style:style>
    <style:style style:name="T97" style:family="text">
      <style:text-properties style:font-name="Liberation Serif" fo:font-weight="normal" officeooo:rsid="03913ce0" style:font-weight-asian="normal" style:font-weight-complex="normal"/>
    </style:style>
    <style:style style:name="T98" style:family="text">
      <style:text-properties style:font-name="Liberation Serif" fo:language="en" fo:country="US" fo:font-weight="normal" officeooo:rsid="03913ce0" style:font-weight-asian="normal" style:font-weight-complex="normal"/>
    </style:style>
    <style:style style:name="T99" style:family="text">
      <style:text-properties style:font-name="Liberation Serif" fo:font-weight="normal" officeooo:rsid="0395a1e6" style:font-weight-asian="normal" style:font-weight-complex="normal"/>
    </style:style>
    <style:style style:name="T100" style:family="text">
      <style:text-properties style:font-name="Liberation Serif" fo:language="en" fo:country="US" fo:font-weight="normal" officeooo:rsid="02e40199" style:font-weight-asian="normal" style:font-weight-complex="normal"/>
    </style:style>
    <style:style style:name="T101" style:family="text">
      <style:text-properties style:font-name="Liberation Serif" fo:font-weight="normal" officeooo:rsid="02e40199" style:font-weight-asian="normal" style:font-weight-complex="normal"/>
    </style:style>
    <style:style style:name="T102" style:family="text">
      <style:text-properties officeooo:rsid="03969508"/>
    </style:style>
    <style:style style:name="T103" style:family="text">
      <style:text-properties officeooo:rsid="02d2696d"/>
    </style:style>
    <style:style style:name="T104" style:family="text">
      <style:text-properties officeooo:rsid="02d43a18"/>
    </style:style>
    <style:style style:name="T105" style:family="text">
      <style:text-properties fo:font-weight="bold" officeooo:rsid="03c95e59" style:font-weight-asian="bold" style:font-weight-complex="bold"/>
    </style:style>
    <style:style style:name="T106" style:family="text">
      <style:text-properties officeooo:rsid="03bd93e2"/>
    </style:style>
    <style:style style:name="T107" style:family="text">
      <style:text-properties officeooo:rsid="03b25ff9"/>
    </style:style>
    <style:style style:name="T108" style:family="text">
      <style:text-properties style:font-name="Liberation Serif" fo:font-weight="normal" officeooo:rsid="03af8f23" style:font-weight-asian="normal" style:font-weight-complex="normal"/>
    </style:style>
    <style:style style:name="T109" style:family="text">
      <style:text-properties style:font-name="Liberation Serif" fo:font-weight="normal" officeooo:rsid="03b0b387" style:font-weight-asian="normal" style:font-weight-complex="normal"/>
    </style:style>
    <style:style style:name="T110" style:family="text">
      <style:text-properties style:font-name="Liberation Serif" fo:font-weight="normal" officeooo:rsid="03b1eb42" style:font-weight-asian="normal" style:font-weight-complex="normal"/>
    </style:style>
    <style:style style:name="T111" style:family="text">
      <style:text-properties style:font-name="Liberation Serif" fo:font-weight="normal" officeooo:rsid="03bd93e2" style:font-weight-asian="normal" style:font-weight-complex="normal"/>
    </style:style>
    <style:style style:name="T112" style:family="text">
      <style:text-properties style:font-name="Liberation Serif" fo:font-weight="normal" officeooo:rsid="03b5dbb9" style:font-weight-asian="normal" style:font-weight-complex="normal"/>
    </style:style>
    <style:style style:name="T113" style:family="text">
      <style:text-properties style:font-name="Liberation Serif" fo:font-weight="normal" officeooo:rsid="03b8e787" style:font-weight-asian="normal" style:font-weight-complex="normal"/>
    </style:style>
    <style:style style:name="T114" style:family="text">
      <style:text-properties style:font-name="Liberation Serif" fo:font-weight="normal" officeooo:rsid="03b3dbef" style:font-weight-asian="normal" style:font-weight-complex="normal"/>
    </style:style>
    <style:style style:name="T115" style:family="text">
      <style:text-properties style:font-name="Liberation Serif" fo:language="en" fo:country="US" fo:font-weight="normal" officeooo:rsid="03b3dbef" style:font-weight-asian="normal" style:font-weight-complex="normal"/>
    </style:style>
    <style:style style:name="T116" style:family="text">
      <style:text-properties style:font-name="Liberation Serif" fo:font-weight="normal" officeooo:rsid="03b499bf" style:font-weight-asian="normal" style:font-weight-complex="normal"/>
    </style:style>
    <style:style style:name="T117" style:family="text">
      <style:text-properties style:font-name="Liberation Serif" fo:language="en" fo:country="US" fo:font-weight="normal" officeooo:rsid="03b499bf" style:font-weight-asian="normal" style:font-weight-complex="normal"/>
    </style:style>
    <style:style style:name="T118" style:family="text">
      <style:text-properties style:font-name="Liberation Serif" fo:font-weight="normal" officeooo:rsid="03b93fca" style:font-weight-asian="normal" style:font-weight-complex="normal"/>
    </style:style>
    <style:style style:name="T119" style:family="text">
      <style:text-properties style:font-name="Liberation Serif" fo:font-weight="normal" officeooo:rsid="03bb2848" style:font-weight-asian="normal" style:font-weight-complex="normal"/>
    </style:style>
    <style:style style:name="T120" style:family="text">
      <style:text-properties officeooo:rsid="03bf9e5b"/>
    </style:style>
    <style:style style:name="T121" style:family="text">
      <style:text-properties fo:language="ru" fo:country="RU" officeooo:rsid="02e061d9"/>
    </style:style>
    <style:style style:name="T122" style:family="text">
      <style:text-properties fo:language="ru" fo:country="RU" officeooo:rsid="02e182f6"/>
    </style:style>
    <style:style style:name="T123" style:family="text">
      <style:text-properties fo:font-weight="bold" officeooo:rsid="03ca7691" style:font-weight-asian="bold" style:font-weight-complex="bold"/>
    </style:style>
    <style:style style:name="T124" style:family="text">
      <style:text-properties officeooo:rsid="02df38ca"/>
    </style:style>
    <style:style style:name="T125" style:family="text">
      <style:text-properties style:font-name="Liberation Serif" fo:font-weight="normal" officeooo:rsid="03bf38fd" style:font-weight-asian="normal" style:font-weight-complex="normal"/>
    </style:style>
    <style:style style:name="T126" style:family="text">
      <style:text-properties officeooo:rsid="0418bf4b"/>
    </style:style>
    <style:style style:name="T127" style:family="text">
      <style:text-properties officeooo:rsid="03e0d7b2"/>
    </style:style>
    <style:style style:name="T128" style:family="text">
      <style:text-properties officeooo:rsid="03e0bb45"/>
    </style:style>
    <style:style style:name="T129" style:family="text">
      <style:text-properties officeooo:rsid="02f260f7"/>
    </style:style>
    <style:style style:name="T130" style:family="text">
      <style:text-properties fo:language="en" fo:country="US" officeooo:rsid="02f260f7"/>
    </style:style>
    <style:style style:name="T131" style:family="text">
      <style:text-properties officeooo:rsid="047ba900"/>
    </style:style>
    <style:style style:name="T132" style:family="text">
      <style:text-properties officeooo:rsid="03cc2890"/>
    </style:style>
    <style:style style:name="T133" style:family="text">
      <style:text-properties officeooo:rsid="03ccbf46"/>
    </style:style>
    <style:style style:name="T134" style:family="text">
      <style:text-properties officeooo:rsid="0453d8ad"/>
    </style:style>
    <style:style style:name="T135" style:family="text">
      <style:text-properties style:font-name="Liberation Serif"/>
    </style:style>
    <style:style style:name="T136" style:family="text">
      <style:text-properties style:font-name="Liberation Serif" officeooo:rsid="0453d8ad"/>
    </style:style>
    <style:style style:name="T137" style:family="text">
      <style:text-properties style:font-name="Liberation Serif" officeooo:rsid="03ccbf46"/>
    </style:style>
    <style:style style:name="T138" style:family="text">
      <style:text-properties style:font-name="Liberation Serif" officeooo:rsid="0455224a"/>
    </style:style>
    <style:style style:name="T139" style:family="text">
      <style:text-properties style:font-name="Liberation Serif" officeooo:rsid="045cbc82"/>
    </style:style>
    <style:style style:name="T140" style:family="text">
      <style:text-properties style:font-name="Liberation Serif" officeooo:rsid="045b7215"/>
    </style:style>
    <style:style style:name="T141" style:family="text">
      <style:text-properties style:font-name="Liberation Serif" fo:language="en" fo:country="US" officeooo:rsid="0376a930"/>
    </style:style>
    <style:style style:name="T142" style:family="text">
      <style:text-properties style:font-name="Liberation Serif" fo:language="en" fo:country="US" officeooo:rsid="045b7215"/>
    </style:style>
    <style:style style:name="T143" style:family="text">
      <style:text-properties style:font-name="Liberation Serif" officeooo:rsid="0376a930"/>
    </style:style>
    <style:style style:name="T144" style:family="text">
      <style:text-properties style:font-name="Liberation Serif" fo:language="en" fo:country="US" officeooo:rsid="0478feba"/>
    </style:style>
    <style:style style:name="T145" style:family="text">
      <style:text-properties style:font-name="Liberation Serif" officeooo:rsid="04795073"/>
    </style:style>
    <style:style style:name="T146" style:family="text">
      <style:text-properties style:font-name="Liberation Serif" fo:language="en" fo:country="US" officeooo:rsid="04760212"/>
    </style:style>
    <style:style style:name="T147" style:family="text">
      <style:text-properties style:font-name="Liberation Serif" officeooo:rsid="04760212"/>
    </style:style>
    <style:style style:name="T148" style:family="text">
      <style:text-properties officeooo:rsid="03ca998d"/>
    </style:style>
    <style:style style:name="T149" style:family="text">
      <style:text-properties style:font-name="Liberation Serif" fo:font-weight="normal" officeooo:rsid="03cffe41" style:font-weight-asian="normal" style:font-weight-complex="normal"/>
    </style:style>
    <style:style style:name="T150" style:family="text">
      <style:text-properties style:font-name="Liberation Serif" fo:font-weight="normal" officeooo:rsid="03d9d154" style:font-weight-asian="normal" style:font-weight-complex="normal"/>
    </style:style>
    <style:style style:name="T151" style:family="text">
      <style:text-properties style:font-name="Liberation Serif" fo:language="en" fo:country="US" fo:font-weight="normal" officeooo:rsid="03d9d154" style:font-weight-asian="normal" style:font-weight-complex="normal"/>
    </style:style>
    <style:style style:name="T152" style:family="text">
      <style:text-properties officeooo:rsid="03d821aa"/>
    </style:style>
    <style:style style:name="T153" style:family="text">
      <style:text-properties style:font-name="Liberation Serif" fo:font-weight="normal" officeooo:rsid="03ce314f" style:font-weight-asian="normal" style:font-weight-complex="normal"/>
    </style:style>
    <style:style style:name="T154" style:family="text">
      <style:text-properties style:font-name="Liberation Serif" fo:font-weight="normal" officeooo:rsid="03bf9e5b" style:font-weight-asian="normal" style:font-weight-complex="normal"/>
    </style:style>
    <style:style style:name="T155" style:family="text">
      <style:text-properties style:font-name="Liberation Serif" fo:font-weight="normal" officeooo:rsid="0376a930" style:font-weight-asian="normal" style:font-weight-complex="normal"/>
    </style:style>
    <style:style style:name="T156" style:family="text">
      <style:text-properties style:font-name="Liberation Serif" fo:language="en" fo:country="US" fo:font-weight="normal" officeooo:rsid="0376a930" style:font-weight-asian="normal" style:font-weight-complex="normal"/>
    </style:style>
    <style:style style:name="T157" style:family="text">
      <style:text-properties style:font-name="Liberation Serif" fo:font-weight="normal" officeooo:rsid="03cc2890" style:font-weight-asian="normal" style:font-weight-complex="normal"/>
    </style:style>
    <style:style style:name="T158" style:family="text">
      <style:text-properties style:font-name="Liberation Serif" fo:font-weight="normal" officeooo:rsid="02df38ca" style:font-weight-asian="normal" style:font-weight-complex="normal"/>
    </style:style>
    <style:style style:name="T159" style:family="text">
      <style:text-properties style:font-name="Liberation Serif" fo:language="en" fo:country="US" fo:font-weight="normal" officeooo:rsid="02f260f7" style:font-weight-asian="normal" style:font-weight-complex="normal"/>
    </style:style>
    <style:style style:name="T160" style:family="text">
      <style:text-properties style:font-name="Liberation Serif" fo:language="en" fo:country="US" fo:font-weight="normal" officeooo:rsid="03cffe41" style:font-weight-asian="normal" style:font-weight-complex="normal"/>
    </style:style>
    <style:style style:name="T161" style:family="text">
      <style:text-properties style:font-name="Liberation Serif" fo:font-weight="normal" officeooo:rsid="03e64998" style:font-weight-asian="normal" style:font-weight-complex="normal"/>
    </style:style>
    <style:style style:name="T162" style:family="text">
      <style:text-properties style:font-name="Liberation Serif" fo:font-weight="normal" officeooo:rsid="03d04c7a" style:font-weight-asian="normal" style:font-weight-complex="normal"/>
    </style:style>
    <style:style style:name="T163" style:family="text">
      <style:text-properties style:font-name="Liberation Serif" fo:font-weight="normal" officeooo:rsid="045bf233" style:font-weight-asian="normal" style:font-weight-complex="normal"/>
    </style:style>
    <style:style style:name="T164" style:family="text">
      <style:text-properties style:font-name="Liberation Serif" fo:font-weight="normal" officeooo:rsid="0371d1fc" style:font-weight-asian="normal" style:font-weight-complex="normal"/>
    </style:style>
    <style:style style:name="T165" style:family="text">
      <style:text-properties style:font-name="Liberation Serif" fo:language="en" fo:country="US" fo:font-weight="normal" officeooo:rsid="03d04c7a" style:font-weight-asian="normal" style:font-weight-complex="normal"/>
    </style:style>
    <style:style style:name="T166" style:family="text">
      <style:text-properties style:font-name="Liberation Serif" fo:font-weight="normal" officeooo:rsid="03d11be0" style:font-weight-asian="normal" style:font-weight-complex="normal"/>
    </style:style>
    <style:style style:name="T167" style:family="text">
      <style:text-properties style:font-name="Liberation Serif" fo:font-weight="normal" officeooo:rsid="03d25ce7" style:font-weight-asian="normal" style:font-weight-complex="normal"/>
    </style:style>
    <style:style style:name="T168" style:family="text">
      <style:text-properties style:font-name="Liberation Serif" fo:language="en" fo:country="US" fo:font-weight="normal" officeooo:rsid="03d25ce7" style:font-weight-asian="normal" style:font-weight-complex="normal"/>
    </style:style>
    <style:style style:name="T169" style:family="text">
      <style:text-properties style:font-name="Liberation Serif" fo:font-weight="normal" officeooo:rsid="03d4007a" style:font-weight-asian="normal" style:font-weight-complex="normal"/>
    </style:style>
    <style:style style:name="T170" style:family="text">
      <style:text-properties style:font-name="Liberation Serif" fo:language="en" fo:country="US" fo:font-weight="normal" officeooo:rsid="03d4007a" style:font-weight-asian="normal" style:font-weight-complex="normal"/>
    </style:style>
    <style:style style:name="T171" style:family="text">
      <style:text-properties style:font-name="Liberation Serif" fo:language="en" fo:country="US" fo:font-weight="normal" officeooo:rsid="03d599b2" style:font-weight-asian="normal" style:font-weight-complex="normal"/>
    </style:style>
    <style:style style:name="T172" style:family="text">
      <style:text-properties style:font-name="Liberation Serif" fo:font-weight="normal" officeooo:rsid="03d599b2" style:font-weight-asian="normal" style:font-weight-complex="normal"/>
    </style:style>
    <style:style style:name="T173" style:family="text">
      <style:text-properties style:font-name="Liberation Serif" fo:font-weight="normal" officeooo:rsid="03d53955" style:font-weight-asian="normal" style:font-weight-complex="normal"/>
    </style:style>
    <style:style style:name="T174" style:family="text">
      <style:text-properties style:font-name="Liberation Serif" fo:font-weight="normal" officeooo:rsid="03d745dc" style:font-weight-asian="normal" style:font-weight-complex="normal"/>
    </style:style>
    <style:style style:name="T175" style:family="text">
      <style:text-properties style:font-name="Liberation Serif" fo:font-weight="normal" officeooo:rsid="03dd1551" style:font-weight-asian="normal" style:font-weight-complex="normal"/>
    </style:style>
    <style:style style:name="T176" style:family="text">
      <style:text-properties style:font-name="Liberation Serif" fo:font-weight="normal" officeooo:rsid="03df8904" style:font-weight-asian="normal" style:font-weight-complex="normal"/>
    </style:style>
    <style:style style:name="T177" style:family="text">
      <style:text-properties style:font-name="Liberation Serif" fo:font-weight="normal" officeooo:rsid="03dd8c6e" style:font-weight-asian="normal" style:font-weight-complex="normal"/>
    </style:style>
    <style:style style:name="T178" style:family="text">
      <style:text-properties style:font-name="Liberation Serif" fo:font-weight="normal" officeooo:rsid="04611c7d" style:font-weight-asian="normal" style:font-weight-complex="normal"/>
    </style:style>
    <style:style style:name="T179" style:family="text">
      <style:text-properties style:font-name="Liberation Serif" fo:font-weight="normal" officeooo:rsid="04616f26" style:font-weight-asian="normal" style:font-weight-complex="normal"/>
    </style:style>
    <style:style style:name="T180" style:family="text">
      <style:text-properties fo:language="ru" fo:country="RU" officeooo:rsid="02f08cec"/>
    </style:style>
    <style:style style:name="T181" style:family="text">
      <style:text-properties officeooo:rsid="002afaf8"/>
    </style:style>
    <style:style style:name="T182" style:family="text">
      <style:text-properties fo:language="ru" fo:country="RU" fo:font-weight="bold" officeooo:rsid="02f08cec" style:font-weight-asian="bold" style:font-weight-complex="bold"/>
    </style:style>
    <style:style style:name="T183" style:family="text">
      <style:text-properties fo:language="ru" fo:country="RU" fo:font-style="normal" officeooo:rsid="02f08cec" style:font-style-asian="normal" style:font-style-complex="normal"/>
    </style:style>
    <style:style style:name="T184" style:family="text">
      <style:text-properties fo:font-style="italic" officeooo:rsid="00fd4e34" style:font-style-asian="italic" style:font-style-complex="italic"/>
    </style:style>
    <style:style style:name="T185" style:family="text">
      <style:text-properties fo:language="ru" fo:country="RU"/>
    </style:style>
    <style:style style:name="T186" style:family="text">
      <style:text-properties fo:language="ru" fo:country="RU" style:text-underline-style="solid" style:text-underline-width="auto" style:text-underline-color="font-color" officeooo:rsid="02f08cec"/>
    </style:style>
    <style:style style:name="T187" style:family="text">
      <style:text-properties style:text-line-through-style="solid" style:text-line-through-type="single" fo:language="ru" fo:country="RU" officeooo:rsid="02f08cec"/>
    </style:style>
    <style:style style:name="T188" style:family="text">
      <style:text-properties fo:language="ru" fo:country="RU" officeooo:rsid="003614ac"/>
    </style:style>
    <style:style style:name="T189" style:family="text">
      <style:text-properties officeooo:rsid="003e272a"/>
    </style:style>
    <style:style style:name="T190" style:family="text">
      <style:text-properties style:font-name="Liberation Serif" fo:font-weight="normal" officeooo:rsid="03e330d3" style:font-weight-asian="normal" style:font-weight-complex="normal"/>
    </style:style>
    <style:style style:name="T191" style:family="text">
      <style:text-properties style:font-name="Liberation Serif" fo:language="en" fo:country="US" fo:font-weight="normal" officeooo:rsid="03e330d3" style:font-weight-asian="normal" style:font-weight-complex="normal"/>
    </style:style>
    <style:style style:name="T192" style:family="text">
      <style:text-properties style:font-name="Liberation Serif" fo:font-weight="bold" style:font-weight-asian="bold" style:font-weight-complex="bold"/>
    </style:style>
    <style:style style:name="T193" style:family="text">
      <style:text-properties officeooo:rsid="030ae90a"/>
    </style:style>
    <style:style style:name="T194" style:family="text">
      <style:text-properties fo:language="en" fo:country="US" officeooo:rsid="030ae90a"/>
    </style:style>
    <style:style style:name="T195" style:family="text">
      <style:text-properties fo:font-weight="normal" officeooo:rsid="0312e4a1" style:font-weight-asian="normal" style:font-weight-complex="normal"/>
    </style:style>
    <style:style style:name="T196" style:family="text">
      <style:text-properties fo:font-weight="bold" officeooo:rsid="0312e4a1" style:font-weight-asian="bold" style:font-weight-complex="bold"/>
    </style:style>
    <style:style style:name="T197" style:family="text">
      <style:text-properties fo:language="en" fo:country="US" officeooo:rsid="04aa3b47"/>
    </style:style>
    <style:style style:name="T198" style:family="text">
      <style:text-properties officeooo:rsid="04470c87"/>
    </style:style>
    <style:style style:name="T199" style:family="text">
      <style:text-properties officeooo:rsid="03ed6c2e"/>
    </style:style>
    <style:style style:name="T200" style:family="text">
      <style:text-properties officeooo:rsid="0310c63e"/>
    </style:style>
    <style:style style:name="T201" style:family="text">
      <style:text-properties officeooo:rsid="035f4bfe"/>
    </style:style>
    <style:style style:name="T202" style:family="text">
      <style:text-properties officeooo:rsid="03600f8c"/>
    </style:style>
    <style:style style:name="T203" style:family="text">
      <style:text-properties officeooo:rsid="03616dad"/>
    </style:style>
    <style:style style:name="T204" style:family="text">
      <style:text-properties fo:language="en" fo:country="US" officeooo:rsid="03616dad"/>
    </style:style>
    <style:style style:name="T205" style:family="text">
      <style:text-properties officeooo:rsid="03620004"/>
    </style:style>
    <style:style style:name="T206" style:family="text">
      <style:text-properties fo:language="en" fo:country="US" officeooo:rsid="03620004"/>
    </style:style>
    <style:style style:name="T207" style:family="text">
      <style:text-properties officeooo:rsid="0362a92c"/>
    </style:style>
    <style:style style:name="T208" style:family="text">
      <style:text-properties fo:language="en" fo:country="US" officeooo:rsid="0362a92c"/>
    </style:style>
    <style:style style:name="T209" style:family="text">
      <style:text-properties officeooo:rsid="03641785"/>
    </style:style>
    <style:style style:name="T210" style:family="text">
      <style:text-properties fo:language="en" fo:country="US" officeooo:rsid="03641785"/>
    </style:style>
    <style:style style:name="T211" style:family="text">
      <style:text-properties officeooo:rsid="030d429f"/>
    </style:style>
    <style:style style:name="T212" style:family="text">
      <style:text-properties fo:font-weight="bold" officeooo:rsid="030d429f" style:font-weight-asian="bold" style:font-weight-complex="bold"/>
    </style:style>
    <style:style style:name="T213" style:family="text">
      <style:text-properties officeooo:rsid="031122d2"/>
    </style:style>
    <style:style style:name="T214" style:family="text">
      <style:text-properties officeooo:rsid="03edcbc4"/>
    </style:style>
    <style:style style:name="T215" style:family="text">
      <style:text-properties officeooo:rsid="030cd95c"/>
    </style:style>
    <style:style style:name="T216" style:family="text">
      <style:text-properties officeooo:rsid="030ef931"/>
    </style:style>
    <style:style style:name="T217" style:family="text">
      <style:text-properties officeooo:rsid="031663b8"/>
    </style:style>
    <style:style style:name="T218" style:family="text">
      <style:text-properties fo:language="en" fo:country="US" officeooo:rsid="0310c63e"/>
    </style:style>
    <style:style style:name="T219" style:family="text">
      <style:text-properties officeooo:rsid="0312e4a1"/>
    </style:style>
    <style:style style:name="T220" style:family="text">
      <style:text-properties officeooo:rsid="03ee8ff9"/>
    </style:style>
    <style:style style:name="T221" style:family="text">
      <style:text-properties officeooo:rsid="03f03d31"/>
    </style:style>
    <style:style style:name="T222" style:family="text">
      <style:text-properties officeooo:rsid="0307598d"/>
    </style:style>
    <style:style style:name="T223" style:family="text">
      <style:text-properties fo:language="en" fo:country="US" fo:font-weight="bold" officeooo:rsid="0307598d" style:font-weight-asian="bold" style:font-weight-complex="bold"/>
    </style:style>
    <style:style style:name="T224" style:family="text">
      <style:text-properties fo:language="en" fo:country="US" officeooo:rsid="0307598d"/>
    </style:style>
    <style:style style:name="T225" style:family="text">
      <style:text-properties fo:language="ru" fo:country="RU" officeooo:rsid="0307a7c6"/>
    </style:style>
    <style:style style:name="T226" style:family="text">
      <style:text-properties officeooo:rsid="03178b90"/>
    </style:style>
    <style:style style:name="T227" style:family="text">
      <style:text-properties officeooo:rsid="03179d3b"/>
    </style:style>
    <style:style style:name="T228" style:family="text">
      <style:text-properties officeooo:rsid="0317f34b"/>
    </style:style>
    <style:style style:name="T229" style:family="text">
      <style:text-properties officeooo:rsid="035e1a67"/>
    </style:style>
    <style:style style:name="T230" style:family="text">
      <style:text-properties officeooo:rsid="04670b05"/>
    </style:style>
    <style:style style:name="T231" style:family="text">
      <style:text-properties officeooo:rsid="046954ff"/>
    </style:style>
    <style:style style:name="T232" style:family="text">
      <style:text-properties officeooo:rsid="0493e8fb"/>
    </style:style>
    <style:style style:name="T233" style:family="text">
      <style:text-properties officeooo:rsid="0490cbc6"/>
    </style:style>
    <style:style style:name="T234" style:family="text">
      <style:text-properties fo:language="ru" fo:country="RU" officeooo:rsid="02ea40e3"/>
    </style:style>
    <style:style style:name="T235" style:family="text">
      <style:text-properties fo:language="ru" fo:country="RU" fo:font-style="italic" officeooo:rsid="02ec547a" style:font-style-asian="italic" style:font-style-complex="italic"/>
    </style:style>
    <style:style style:name="T236" style:family="text">
      <style:text-properties fo:language="en" fo:country="US" fo:font-weight="bold" officeooo:rsid="02ec547a" style:font-weight-asian="bold" style:font-weight-complex="bold"/>
    </style:style>
    <style:style style:name="T237" style:family="text">
      <style:text-properties fo:language="ru" fo:country="RU" officeooo:rsid="02e81f9c"/>
    </style:style>
    <style:style style:name="T238" style:family="text">
      <style:text-properties fo:language="ru" fo:country="RU" fo:font-weight="bold" officeooo:rsid="02e81f9c" style:font-weight-asian="bold" style:font-weight-complex="bold"/>
    </style:style>
    <style:style style:name="T239" style:family="text">
      <style:text-properties fo:language="ru" fo:country="RU" officeooo:rsid="02f6932e"/>
    </style:style>
    <style:style style:name="T240" style:family="text">
      <style:text-properties fo:language="ru" fo:country="RU" fo:font-weight="normal" officeooo:rsid="02f6932e" style:font-weight-asian="normal" style:font-weight-complex="normal"/>
    </style:style>
    <style:style style:name="T241" style:family="text">
      <style:text-properties fo:language="ru" fo:country="RU" fo:font-weight="bold" officeooo:rsid="02f6932e" style:font-weight-asian="bold" style:font-weight-complex="bold"/>
    </style:style>
    <style:style style:name="T242" style:family="text">
      <style:text-properties fo:language="ru" fo:country="RU" fo:font-style="normal" style:text-underline-style="solid" style:text-underline-width="auto" style:text-underline-color="font-color" officeooo:rsid="02ea40e3" style:font-style-asian="normal" style:font-style-complex="normal"/>
    </style:style>
    <style:style style:name="T243" style:family="text">
      <style:text-properties fo:language="ru" fo:country="RU" style:text-underline-style="none" officeooo:rsid="02ea40e3"/>
    </style:style>
    <style:style style:name="T244" style:family="text">
      <style:text-properties fo:language="ru" fo:country="RU" fo:font-style="italic" officeooo:rsid="02ea40e3" style:font-style-asian="italic" style:font-style-complex="italic"/>
    </style:style>
    <style:style style:name="T245" style:family="text">
      <style:text-properties officeooo:rsid="03f247fe"/>
    </style:style>
    <style:style style:name="T246" style:family="text">
      <style:text-properties officeooo:rsid="03f3b478"/>
    </style:style>
    <style:style style:name="T247" style:family="text">
      <style:text-properties officeooo:rsid="03f6aab6"/>
    </style:style>
    <style:style style:name="T248" style:family="text">
      <style:text-properties officeooo:rsid="03f75292"/>
    </style:style>
    <style:style style:name="T249" style:family="text">
      <style:text-properties officeooo:rsid="03f8e708"/>
    </style:style>
    <style:style style:name="T250" style:family="text">
      <style:text-properties officeooo:rsid="03f9f799"/>
    </style:style>
    <style:style style:name="T251" style:family="text">
      <style:text-properties officeooo:rsid="03fa4a3d"/>
    </style:style>
    <style:style style:name="T252" style:family="text">
      <style:text-properties officeooo:rsid="0404b803"/>
    </style:style>
    <style:style style:name="T253" style:family="text">
      <style:text-properties officeooo:rsid="03fd81e5"/>
    </style:style>
    <style:style style:name="T254" style:family="text">
      <style:text-properties officeooo:rsid="046cc592"/>
    </style:style>
    <style:style style:name="T255" style:family="text">
      <style:text-properties officeooo:rsid="04235e4f"/>
    </style:style>
    <style:style style:name="T256" style:family="text">
      <style:text-properties officeooo:rsid="0402aa09"/>
    </style:style>
    <style:style style:name="T257" style:family="text">
      <style:text-properties fo:font-weight="bold" officeooo:rsid="03fd81e5" style:font-weight-asian="bold" style:font-weight-complex="bold"/>
    </style:style>
    <style:style style:name="T258" style:family="text">
      <style:text-properties fo:language="en" fo:country="US" officeooo:rsid="03fd81e5"/>
    </style:style>
    <style:style style:name="T259" style:family="text">
      <style:text-properties fo:language="ru" fo:country="RU" officeooo:rsid="03fd81e5"/>
    </style:style>
    <style:style style:name="T260" style:family="text">
      <style:text-properties fo:language="en" fo:country="US" officeooo:rsid="04760212"/>
    </style:style>
    <style:style style:name="T261" style:family="text">
      <style:text-properties officeooo:rsid="0400fe91"/>
    </style:style>
    <style:style style:name="T262" style:family="text">
      <style:text-properties fo:language="en" fo:country="US" officeooo:rsid="0400fe91"/>
    </style:style>
    <style:style style:name="T263" style:family="text">
      <style:text-properties fo:font-weight="bold" officeooo:rsid="04091b8c" style:font-weight-asian="bold" style:font-weight-complex="bold"/>
    </style:style>
    <style:style style:name="T264" style:family="text">
      <style:text-properties officeooo:rsid="04091b8c"/>
    </style:style>
    <style:style style:name="T265" style:family="text">
      <style:text-properties fo:language="ru" fo:country="RU" officeooo:rsid="040a365c"/>
    </style:style>
    <style:style style:name="T266" style:family="text">
      <style:text-properties fo:language="ru" fo:country="RU" fo:font-weight="normal" officeooo:rsid="03fbb8d0" style:font-weight-asian="normal" style:font-weight-complex="normal"/>
    </style:style>
    <style:style style:name="T267" style:family="text">
      <style:text-properties fo:font-weight="normal" officeooo:rsid="00697270" style:font-weight-asian="normal" style:font-weight-complex="normal"/>
    </style:style>
    <style:style style:name="T268" style:family="text">
      <style:text-properties fo:language="ru" fo:country="RU" fo:font-weight="normal" officeooo:rsid="02fcc389" style:font-weight-asian="normal" style:font-weight-complex="normal"/>
    </style:style>
    <style:style style:name="T269" style:family="text">
      <style:text-properties fo:language="ru" fo:country="RU" fo:font-weight="normal" officeooo:rsid="040a365c" style:font-weight-asian="normal" style:font-weight-complex="normal"/>
    </style:style>
    <style:style style:name="T270" style:family="text">
      <style:text-properties fo:language="en" fo:country="US" officeooo:rsid="00697270"/>
    </style:style>
    <style:style style:name="T271" style:family="text">
      <style:text-properties fo:language="ru" fo:country="RU" fo:font-weight="bold" officeooo:rsid="040ba2ab" style:font-weight-asian="bold" style:font-weight-complex="bold"/>
    </style:style>
    <style:style style:name="T272" style:family="text">
      <style:text-properties fo:language="ru" fo:country="RU" officeooo:rsid="040ba2ab"/>
    </style:style>
    <style:style style:name="T273" style:family="text">
      <style:text-properties fo:language="en" fo:country="US" officeooo:rsid="040ba2ab"/>
    </style:style>
    <style:style style:name="T274" style:family="text">
      <style:text-properties officeooo:rsid="042afabd"/>
    </style:style>
    <style:style style:name="T275" style:family="text">
      <style:text-properties officeooo:rsid="042d6c65"/>
    </style:style>
    <style:style style:name="T276" style:family="text">
      <style:text-properties fo:language="en" fo:country="US" officeooo:rsid="042d6c65"/>
    </style:style>
    <style:style style:name="T277" style:family="text">
      <style:text-properties fo:language="en" fo:country="US" officeooo:rsid="042afabd"/>
    </style:style>
    <style:style style:name="T278" style:family="text">
      <style:text-properties officeooo:rsid="02ea40e3"/>
    </style:style>
    <style:style style:name="T279" style:family="text">
      <style:text-properties officeooo:rsid="047237c9"/>
    </style:style>
    <style:style style:name="T280" style:family="text">
      <style:text-properties fo:language="en" fo:country="US" fo:font-style="italic" officeooo:rsid="02c6a4f7" style:font-style-asian="italic" style:font-style-complex="italic"/>
    </style:style>
    <style:style style:name="T281" style:family="text">
      <style:text-properties fo:language="en" fo:country="US" fo:font-style="normal" officeooo:rsid="02c6a4f7" style:font-style-asian="normal" style:font-style-complex="normal"/>
    </style:style>
    <style:style style:name="T282" style:family="text">
      <style:text-properties fo:font-style="normal" officeooo:rsid="02ea40e3" style:font-style-asian="normal" style:font-style-complex="normal"/>
    </style:style>
    <style:style style:name="T283" style:family="text">
      <style:text-properties fo:font-style="normal" style:text-underline-style="solid" style:text-underline-width="auto" style:text-underline-color="font-color" officeooo:rsid="02e81f9c" style:font-style-asian="normal" style:font-style-complex="normal"/>
    </style:style>
    <style:style style:name="T284" style:family="text">
      <style:text-properties fo:font-style="normal" officeooo:rsid="02e81f9c" style:font-style-asian="normal" style:font-style-complex="normal"/>
    </style:style>
    <style:style style:name="T285" style:family="text">
      <style:text-properties fo:font-style="normal" fo:font-weight="bold" officeooo:rsid="02e81f9c" style:font-style-asian="normal" style:font-weight-asian="bold" style:font-style-complex="normal" style:font-weight-complex="bold"/>
    </style:style>
    <style:style style:name="T286" style:family="text">
      <style:text-properties fo:language="en" fo:country="US" fo:font-style="normal" fo:font-weight="bold" officeooo:rsid="02e81f9c" style:font-style-asian="normal" style:font-weight-asian="bold" style:font-style-complex="normal" style:font-weight-complex="bold"/>
    </style:style>
    <style:style style:name="T287" style:family="text">
      <style:text-properties fo:language="en" fo:country="US" fo:font-style="normal" fo:font-weight="bold" officeooo:rsid="0477555e" style:font-style-asian="normal" style:font-weight-asian="bold" style:font-style-complex="normal" style:font-weight-complex="bold"/>
    </style:style>
    <style:style style:name="T288" style:family="text">
      <style:text-properties officeooo:rsid="042b705a"/>
    </style:style>
    <style:style style:name="T289" style:family="text">
      <style:text-properties officeooo:rsid="02d8217f"/>
    </style:style>
    <style:style style:name="T290" style:family="text">
      <style:text-properties fo:language="en" fo:country="US" officeooo:rsid="02d8217f"/>
    </style:style>
    <style:style style:name="T291" style:family="text">
      <style:text-properties officeooo:rsid="02cf5106"/>
    </style:style>
    <style:style style:name="T292" style:family="text">
      <style:text-properties fo:language="en" fo:country="US" officeooo:rsid="01ddb280"/>
    </style:style>
    <style:style style:name="T293" style:family="text">
      <style:text-properties officeooo:rsid="04842857"/>
    </style:style>
    <style:style style:name="T294" style:family="text">
      <style:text-properties officeooo:rsid="0437cef9"/>
    </style:style>
    <style:style style:name="T295" style:family="text">
      <style:text-properties officeooo:rsid="0470eab3"/>
    </style:style>
    <style:style style:name="T296" style:family="text">
      <style:text-properties officeooo:rsid="04a528e7"/>
    </style:style>
    <style:style style:name="T297" style:family="text">
      <style:text-properties fo:font-style="normal" officeooo:rsid="0477555e" style:font-style-asian="normal" style:font-style-complex="normal"/>
    </style:style>
    <style:style style:name="T298" style:family="text">
      <style:text-properties fo:font-style="normal" officeooo:rsid="01ddb280" style:font-style-asian="normal" style:font-style-complex="normal"/>
    </style:style>
    <style:style style:name="T299" style:family="text">
      <style:text-properties officeooo:rsid="04a6684f"/>
    </style:style>
    <style:style style:name="T300" style:family="text">
      <style:text-properties officeooo:rsid="043a068a"/>
    </style:style>
    <style:style style:name="T301" style:family="text">
      <style:text-properties fo:language="ru" fo:country="RU" fo:font-weight="bold" officeooo:rsid="031ce3fd" style:font-weight-asian="bold" style:font-weight-complex="bold"/>
    </style:style>
    <style:style style:name="T302" style:family="text">
      <style:text-properties fo:language="ru" fo:country="RU" officeooo:rsid="031a438f"/>
    </style:style>
    <style:style style:name="T303" style:family="text">
      <style:text-properties officeooo:rsid="0439ea1a"/>
    </style:style>
    <style:style style:name="T304" style:family="text">
      <style:text-properties fo:font-weight="bold" officeooo:rsid="0439ea1a" style:font-weight-asian="bold" style:font-weight-complex="bold"/>
    </style:style>
    <style:style style:name="T305" style:family="text">
      <style:text-properties officeooo:rsid="0434d5e4"/>
    </style:style>
    <style:style style:name="T306" style:family="text">
      <style:text-properties fo:language="ru" fo:country="RU" officeooo:rsid="031b7c67"/>
    </style:style>
    <style:style style:name="T307" style:family="text">
      <style:text-properties fo:language="ru" fo:country="RU" officeooo:rsid="03047851"/>
    </style:style>
    <style:style style:name="T308" style:family="text">
      <style:text-properties fo:language="ru" fo:country="RU" officeooo:rsid="0435a110"/>
    </style:style>
    <style:style style:name="T309" style:family="text">
      <style:text-properties officeooo:rsid="036edb54"/>
    </style:style>
    <style:style style:name="T310" style:family="text">
      <style:text-properties fo:font-weight="bold" officeooo:rsid="036edb54" style:font-weight-asian="bold" style:font-weight-complex="bold"/>
    </style:style>
    <style:style style:name="T311" style:family="text">
      <style:text-properties officeooo:rsid="036d8d66"/>
    </style:style>
    <style:style style:name="T312" style:family="text">
      <style:text-properties fo:language="en" fo:country="US" officeooo:rsid="04332a93"/>
    </style:style>
    <style:style style:name="T313" style:family="text">
      <style:text-properties officeooo:rsid="031b7c67"/>
    </style:style>
    <style:style style:name="T314" style:family="text">
      <style:text-properties officeooo:rsid="0438dfd4"/>
    </style:style>
    <style:style style:name="T315" style:family="text">
      <style:text-properties officeooo:rsid="0431d3ce"/>
    </style:style>
    <style:style style:name="T316" style:family="text">
      <style:text-properties style:font-name="Liberation Serif" officeooo:rsid="039e8747"/>
    </style:style>
    <style:style style:name="T317" style:family="text">
      <style:text-properties style:font-name="Liberation Serif" officeooo:rsid="0386bbb1"/>
    </style:style>
    <style:style style:name="T318" style:family="text">
      <style:text-properties style:font-name="Liberation Serif" officeooo:rsid="037a19ac"/>
    </style:style>
    <style:style style:name="T319" style:family="text">
      <style:text-properties style:font-name="Liberation Serif" fo:font-weight="bold" officeooo:rsid="039e8747" style:font-weight-asian="bold" style:font-weight-complex="bold"/>
    </style:style>
    <style:style style:name="T320" style:family="text">
      <style:text-properties fo:font-weight="normal" officeooo:rsid="043ac178" style:font-weight-asian="normal" style:font-weight-complex="normal"/>
    </style:style>
    <style:style style:name="T321" style:family="text">
      <style:text-properties fo:font-weight="normal" officeooo:rsid="041caa71" style:font-weight-asian="normal" style:font-weight-complex="normal"/>
    </style:style>
    <style:style style:name="T322" style:family="text">
      <style:text-properties fo:font-weight="normal" officeooo:rsid="039e8747"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Экспорт статьи из LibreOffice Writer в Habr Flavored Markdown или HTML</text:p>
      <text:p text:style-name="P2"/>
      <text:p text:style-name="P3"><text:span text:style-name="T1">Резюме</text:span>.</text:p>
      <text:p text:style-name="P4"><text:span text:style-name="T2">В статье дается ссылка на файл в формате </text:span><text:span text:style-name="T3">ODT </text:span><text:span text:style-name="T4">(основной формат файлов, используемый в текстовом редакторе LibreOffice Writer)</text:span><text:span text:style-name="T3">, </text:span><text:span text:style-name="T2">содержащий макросы на «родном» для LibreOffice языке </text:span><text:span text:style-name="T4">программирования макросов</text:span><text:span text:style-name="T3"> BASIC,</text:span><text:span text:style-name="T2"> которы</text:span><text:span text:style-name="T5">е</text:span><text:span text:style-name="T2"> </text:span><text:span text:style-name="T5">осуществляют </text:span><text:span text:style-name="T6">экспорт текста из LibreOffice Writer</text:span> в <text:span text:style-name="T7">новый файл в </text:span><text:span text:style-name="T8">формат</text:span><text:span text:style-name="T7">е</text:span> Habr Flavored Markdown <text:span text:style-name="T9">(</text:span><text:span text:style-name="T7">далее - </text:span><text:span text:style-name="T10">HFM</text:span><text:span text:style-name="T9">)</text:span> или HTML, <text:span text:style-name="T8">в виде, пригодном для размещения статьи в интернете, </text:span><text:span text:style-name="T11">например, на сайте </text:span><text:span text:style-name="T12">habr.com</text:span><text:span text:style-name="T8">.</text:span></text:p>
      <text:p text:style-name="P4"/>
      <text:p text:style-name="Quotations"><text:span text:style-name="T1">Текст данной статьи был экспортирован</text:span> <text:span text:style-name="T13">в формат </text:span><text:span text:style-name="T14">HFM </text:span>для размещения на сайте habr.com с помощью <text:span text:style-name="T15">библиотеки м</text:span>акрос<text:span text:style-name="T15">ов, содержащихся в данном файле</text:span>.</text:p>
      <text:p text:style-name="P5"/>
      <text:p text:style-name="P6"><text:span text:style-name="T1">Для использования достаточно скачать указанный файл</text:span> (его можно переименовать)<text:span text:style-name="T3">, </text:span>заменить в нем текст на свой <text:span text:style-name="T16">текст</text:span>, подготовленный в соответствии с описанием в статье, и вызвать макрос. В папке со скач<text:span text:style-name="T17">а</text:span>нным файлом появится новый файл в выбранном формате.</text:p>
      <text:p text:style-name="P6"/>
      <text:p text:style-name="Quotations"><text:span text:style-name="T1">Рассмотрение макросов на языке BASIC</text:span>, которые осуществляют экспорт, предполагается в отдельной статье.</text:p>
      <text:p xml:id="id2014365935" text:style-name="P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text:a xlink:type="simple" xlink:href="#__RefHeading___Toc653_1771585153" text:style-name="Index_20_Link" text:visited-style-name="Index_20_Link">1. Введение<text:tab/>1</text:a></text:p>
          <text:p text:style-name="P7"><text:a xlink:type="simple" xlink:href="#__RefHeading___Toc653_17715851532" text:style-name="Index_20_Link" text:visited-style-name="Index_20_Link">2. Стили текста<text:tab/>2</text:a></text:p>
          <text:p text:style-name="P8"><text:a xlink:type="simple" xlink:href="#__RefHeading___Toc2480_900228344" text:style-name="Index_20_Link" text:visited-style-name="Index_20_Link">2.1. Ссылки<text:tab/>2</text:a></text:p>
          <text:p text:style-name="P8"><text:a xlink:type="simple" xlink:href="#__RefHeading___Toc653_177158515321" text:style-name="Index_20_Link" text:visited-style-name="Index_20_Link">2.2. Списки<text:tab/>3</text:a></text:p>
          <text:p text:style-name="P8"><text:a xlink:type="simple" xlink:href="#__RefHeading___Toc653_1771585153211" text:style-name="Index_20_Link" text:visited-style-name="Index_20_Link">2.3. Цитата<text:tab/>3</text:a></text:p>
          <text:p text:style-name="P8"><text:a xlink:type="simple" xlink:href="#__RefHeading___Toc4384_2248946202" text:style-name="Index_20_Link" text:visited-style-name="Index_20_Link">2.4. Исходный код<text:tab/>3</text:a></text:p>
          <text:p text:style-name="P7"><text:a xlink:type="simple" xlink:href="#__RefHeading___Toc4386_2248946202" text:style-name="Index_20_Link" text:visited-style-name="Index_20_Link">3. Таблицы<text:tab/>4</text:a></text:p>
          <text:p text:style-name="P7"><text:a xlink:type="simple" xlink:href="#__RefHeading___Toc655_1771585153" text:style-name="Index_20_Link" text:visited-style-name="Index_20_Link">4. Картинки<text:tab/>4</text:a></text:p>
          <text:p text:style-name="P8"><text:a xlink:type="simple" xlink:href="#__RefHeading___Toc4390_2248946202" text:style-name="Index_20_Link" text:visited-style-name="Index_20_Link">4.1. Картинка вне текста<text:tab/>5</text:a></text:p>
          <text:p text:style-name="P8"><text:a xlink:type="simple" xlink:href="#__RefHeading___Toc4388_2248946202" text:style-name="Index_20_Link" text:visited-style-name="Index_20_Link">4.2. Картинка внутри текста (Inline Image)<text:tab/>6</text:a></text:p>
          <text:p text:style-name="P7"><text:a xlink:type="simple" xlink:href="#__RefHeading___Toc4392_2248946202" text:style-name="Index_20_Link" text:visited-style-name="Index_20_Link">5. Вставка раздела<text:tab/>6</text:a></text:p>
          <text:p text:style-name="P7"><text:a xlink:type="simple" xlink:href="#__RefHeading___Toc653_17715851531" text:style-name="Index_20_Link" text:visited-style-name="Index_20_Link">6. Формулы<text:tab/>6</text:a></text:p>
          <text:p text:style-name="P8"><text:a xlink:type="simple" xlink:href="#__RefHeading___Toc4394_2248946202" text:style-name="Index_20_Link" text:visited-style-name="Index_20_Link">6.1. Вставка формулы в виде картинки<text:tab/>6</text:a></text:p>
          <text:p text:style-name="P8"><text:a xlink:type="simple" xlink:href="#__RefHeading___Toc4396_2248946202" text:style-name="Index_20_Link" text:visited-style-name="Index_20_Link">6.2. Вставка формулы в виде объекта LibreOffice Math<text:tab/>7</text:a></text:p>
          <text:p text:style-name="P7"><text:a xlink:type="simple" xlink:href="#__RefHeading___Toc7340_2248946202" text:style-name="Index_20_Link" text:visited-style-name="Index_20_Link">7. Оглавление<text:tab/>7</text:a></text:p>
        </text:index-body>
      </text:table-of-content>
      <text:p text:style-name="P2"/>
      <text:h xml:id="id1151364038" text:style-name="Heading_20_1" text:outline-level="1"><text:bookmark-start text:name="__RefHeading___Toc653_1771585153" xml:id="id1761867095"/>1. Введение<text:bookmark-end text:name="__RefHeading___Toc653_1771585153"/></text:h>
      <text:p text:style-name="P9"/>
      <text:p text:style-name="P10"><text:span text:style-name="T18">Для </text:span><text:span text:style-name="T19">тестирования экспорта текста</text:span> статьи из LibreOffice Writer в Habr Flavored Markdown:</text:p>
      <text:p text:style-name="P11">1. Установите <text:span text:style-name="T20">LibreOffice </text:span>версии 7.2.4.1 (х<text:span text:style-name="T21">64</text:span>) или выше</text:p>
      <text:p text:style-name="P10"><text:span text:style-name="T22">2.</text:span> <text:span text:style-name="T22">П</text:span><text:span text:style-name="T18">ройдите по ссылке: </text:span><text:a xlink:type="simple" xlink:href="https://github.com/bda-user/libre_office_macro/blob/main/libre_office_export.odt" text:style-name="Internet_20_link" text:visited-style-name="Visited_20_Internet_20_Link"><text:span text:style-name="T18">https://github.com/bda-user/libre_office_macro/blob/main/libre_office_export.odt</text:span></text:a></text:p>
      <text:p text:style-name="P12"><text:span text:style-name="T22">3. </text:span>Скачайте файл <text:span text:style-name="T23">«libre_office_export.odt»</text:span>.</text:p>
      <text:p text:style-name="P12"><text:span text:style-name="T22">4.</text:span> <text:span text:style-name="T24">Откройте указанный файл.</text:span></text:p>
      <text:p text:style-name="P13"><text:span text:style-name="T22">5. </text:span><text:span text:style-name="T23">Для запуска макроса выбираем в</text:span><text:span text:style-name="T25"> главном меню — </text:span><text:span text:style-name="T23">Сервис</text:span><text:span text:style-name="T25"> — </text:span><text:span text:style-name="T23">Макросы — Выполнить макрос.</text:span></text:p>
      <text:p text:style-name="P13"><text:soft-page-break/><text:span text:style-name="T26">6.</text:span><text:span text:style-name="T23"> В поле «Библиотека»:</text:span></text:p>
      <text:p text:style-name="P14"><text:span text:style-name="T23">- </text:span><text:span text:style-name="T27">раскрываем пункт</text:span><text:span text:style-name="T23"> «libre_office_export.odt»,</text:span></text:p>
      <text:p text:style-name="P14"><text:span text:style-name="T23">- </text:span><text:span text:style-name="T27">раскрываем пункт «</text:span><text:span text:style-name="T28">DocExport</text:span><text:span text:style-name="T27">»,</text:span></text:p>
      <text:p text:style-name="P14"><text:span text:style-name="T27">- выбираем пункт «</text:span><text:span text:style-name="T28">DocModel</text:span><text:span text:style-name="T27">»,</text:span></text:p>
      <text:p text:style-name="P15"><text:span text:style-name="T29">7</text:span><text:span text:style-name="T26">.</text:span><text:span text:style-name="T23"> В поле «</text:span><text:span text:style-name="T29">Имя макроса</text:span><text:span text:style-name="T23">»</text:span><text:span text:style-name="T27"> выбираем </text:span><text:span text:style-name="T30">макрос</text:span><text:span text:style-name="T27"> «</text:span><text:span text:style-name="T28">MakeDocHfmView</text:span><text:span text:style-name="T27">».</text:span></text:p>
      <text:p text:style-name="P16">В папке со скач<text:span text:style-name="T31">а</text:span>нным файлом появится новый файл «libre_office_export_export_hfm.txt».</text:p>
      <text:p text:style-name="P16"/>
      <text:p text:style-name="P17">Для <text:span text:style-name="T32">экспорта в HTML</text:span><text:span text:style-name="T21"> </text:span>в пункте 7 выбираем <text:span text:style-name="T30">макрос</text:span><text:span text:style-name="T27"> «</text:span><text:span text:style-name="T28">MakeDocH</text:span><text:span text:style-name="T33">t</text:span><text:span text:style-name="T28">m</text:span><text:span text:style-name="T33">l</text:span><text:span text:style-name="T28">View</text:span><text:span text:style-name="T27">».</text:span></text:p>
      <text:p text:style-name="P18">Для <text:span text:style-name="T34">экспорта своего текста</text:span><text:span text:style-name="T35"> можно создать копию</text:span> скачанн<text:span text:style-name="T35">ого</text:span> файл<text:span text:style-name="T35">а,</text:span><text:span text:style-name="T3"> </text:span>заменить в нем текст на свой <text:span text:style-name="T16">текст</text:span>, подготовленный в соответствии с описанием в статье, и вызвать макрос.</text:p>
      <text:p text:style-name="P19"/>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20"/>
      <text:p text:style-name="P20"><text:span text:style-name="T36">Этот п</text:span><text:span text:style-name="T37">араграф содержит</text:span> <text:span text:style-name="T1">жирный</text:span> <text:span text:style-name="T37">текст </text:span>публикации, <text:span text:style-name="T38">курсивный</text:span> текст, <text:span text:style-name="T39">подчеркнутый</text:span> текст <text:span text:style-name="T40">зачеркнутый</text:span> текст.</text:p>
      <text:p text:style-name="P21"/>
      <text:p text:style-name="P21">Во время экспорта, <text:span text:style-name="T41">например, в формат </text:span><text:span text:style-name="T42">HFM </text:span><text:span text:style-name="T41">жирный текст </text:span><text:span text:style-name="T43">выделяется </text:span><text:span text:style-name="T44">двумя звездочками</text:span><text:span text:style-name="T43">:</text:span></text:p>
      <text:p text:style-name="P22"><text:span text:style-name="T43">«п</text:span><text:span text:style-name="T37">араграф содержит</text:span> **<text:span text:style-name="T45">жирный**</text:span> <text:span text:style-name="T37">текст».</text:span></text:p>
      <text:p text:style-name="P22"/>
      <text:p text:style-name="P23"><text:span text:style-name="T46">Особые случаи</text:span><text:span text:style-name="T47">.</text:span></text:p>
      <text:p text:style-name="P24">Однако <text:span text:style-name="T48">иногда </text:span>при просмотре файла экспорта можно увидеть следующее:</text:p>
      <text:p text:style-name="P25"><text:span text:style-name="T43">«п</text:span><text:span text:style-name="T37">араграф содержит</text:span> <text:span text:style-name="T49">\</text:span>*<text:span text:style-name="T49">\</text:span>*<text:span text:style-name="T45">жир</text:span><text:span text:style-name="T50">\</text:span><text:span text:style-name="T45">*</text:span><text:span text:style-name="T50">\</text:span><text:span text:style-name="T45">*</text:span><text:span text:style-name="T50">\</text:span><text:span text:style-name="T45">*</text:span><text:span text:style-name="T50">\</text:span><text:span text:style-name="T45">*ный</text:span><text:span text:style-name="T50">\</text:span><text:span text:style-name="T45">*</text:span><text:span text:style-name="T50">\</text:span><text:span text:style-name="T45">*</text:span> <text:span text:style-name="T37">текст»,</text:span></text:p>
      <text:p text:style-name="P26">что может нарушить форматирование.</text:p>
      <text:p text:style-name="P25"/>
      <text:p text:style-name="P27">Как правило, это случается когда мы сначала пишем слово «жир», форматируем его, применяя стиль «<text:span text:style-name="T21">bold</text:span>», затем продолжаем писать, вставляя буквы «<text:span text:style-name="T51">ный</text:span>», <text:span text:style-name="T52">т. е. редактируем отформатированный текст</text:span>. В <text:span text:style-name="T53">результате в</text:span>нутри <text:span text:style-name="T20">LibreOffice Writer </text:span><text:span text:style-name="T53">слово «</text:span><text:span text:style-name="T51">жирный</text:span><text:span text:style-name="T53">» состоит из двух слов «</text:span><text:span text:style-name="T51">жир» </text:span><text:span text:style-name="T54">и</text:span><text:span text:style-name="T51"> «ный».</text:span></text:p>
      <text:p text:style-name="P28"/>
      <text:p text:style-name="P29"><text:span text:style-name="T55">Подсказка</text:span><text:span text:style-name="T47">.</text:span></text:p>
      <text:p text:style-name="P30"><text:span text:style-name="T51">Ч</text:span><text:span text:style-name="T45">тобы исправить ситуацию можно </text:span><text:span text:style-name="T56">в файле </text:span><text:span text:style-name="T57">ODT</text:span><text:span text:style-name="T45"> выделить слово «</text:span><text:span text:style-name="T51">жирный</text:span><text:span text:style-name="T45">» нажать комбинацию клавиш «</text:span><text:span text:style-name="T58">Ctrl + X</text:span><text:span text:style-name="T45">» </text:span><text:span text:style-name="T58">(</text:span><text:span text:style-name="T59">В</text:span><text:span text:style-name="T45">ырезать</text:span><text:span text:style-name="T58">), </text:span><text:span text:style-name="T45">затем нажать комбинацию клавиш «</text:span><text:span text:style-name="T58">Ctrl + Shift + V</text:span><text:span text:style-name="T45">» </text:span><text:span text:style-name="T58">(</text:span><text:span text:style-name="T45">Вставить как</text:span><text:span text:style-name="T58">) </text:span><text:span text:style-name="T45">и выбрать пункт «Только текст».</text:span></text:p>
      <text:p text:style-name="P31"/>
      <text:h text:style-name="Heading_20_2" text:outline-level="2"><text:bookmark-start text:name="__RefHeading___Toc2480_900228344"/>2.1. Ссылки<text:bookmark-end text:name="__RefHeading___Toc2480_900228344"/></text:h>
      <text:p text:style-name="P32"/>
      <text:p text:style-name="P33"><text:span text:style-name="T60">Это</text:span><text:span text:style-name="T61">т</text:span><text:span text:style-name="T60"> параграф </text:span><text:span text:style-name="T61">содержит </text:span><text:span text:style-name="T62">гиперссылку</text:span><text:span text:style-name="T61"> </text:span><text:a xlink:type="simple" xlink:href="https://habr.ru/" text:style-name="Internet_20_link" text:visited-style-name="Visited_20_Internet_20_Link"><text:span text:style-name="T63">habr_ru</text:span></text:a><text:span text:style-name="T64"> </text:span><text:span text:style-name="T65">(</text:span><text:span text:style-name="T66">URL</text:span><text:span text:style-name="T65"> https://habr.ru/)</text:span><text:span text:style-name="T67">.</text:span></text:p>
      <text:p text:style-name="P34"/>
      <text:p text:style-name="P35"><text:span text:style-name="T68">Подсказка</text:span><text:span text:style-name="T69">.</text:span></text:p>
      <text:p text:style-name="P36"><text:span text:style-name="T70">Чтобы добавить гиперссылку необходимо </text:span><text:span text:style-name="T71">выделить текст, который будет текстом ссылки, затем</text:span><text:span text:style-name="T70"> </text:span><text:span text:style-name="T72">в меню «Вставка» выбрать пункт «Гиперссылка», в</text:span><text:span text:style-name="T73">о</text:span><text:span text:style-name="T72"> </text:span><text:span text:style-name="T73">вкладке</text:span><text:span text:style-name="T72"> «</text:span><text:span text:style-name="T74">Int</text:span><text:span text:style-name="T75">e</text:span><text:span text:style-name="T74">rnet</text:span><text:span text:style-name="T72">» </text:span><text:span text:style-name="T76">в разделе «</text:span><text:span text:style-name="T77">Тип гиперссылки</text:span><text:span text:style-name="T76">» </text:span><text:span text:style-name="T78">заполнить поле </text:span><text:span text:style-name="T79">URL.</text:span></text:p>
      <text:p text:style-name="P37"/>
      <text:p text:style-name="P38"><text:soft-page-break/>Это<text:span text:style-name="T80">т</text:span> параграф <text:span text:style-name="T80">содержит </text:span><text:span text:style-name="T81">ссылку внутри текста</text:span><text:span text:style-name="T82">.</text:span><text:span text:style-name="T83"> </text:span><text:span text:style-name="T84">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85"> </text:span><text:span text:style-name="T82">(ссылка внутри текста </text:span><text:span text:style-name="T86">#ref</text:span><text:span text:style-name="T87">_1</text:span><text:span text:style-name="T82">).</text:span></text:p>
      <text:p text:style-name="P38"/>
      <text:p text:style-name="P35"><text:span text:style-name="T68">Подсказка</text:span><text:span text:style-name="T69">.</text:span></text:p>
      <text:p text:style-name="P35"><text:span text:style-name="T70">Чтобы добавить ссылку внутри текста</text:span><text:span text:style-name="T88"> </text:span><text:span text:style-name="T89">документа</text:span><text:span text:style-name="T88"> </text:span><text:span text:style-name="T70">необходимо:</text:span></text:p>
      <text:p text:style-name="P39"><text:span text:style-name="T70">1. </text:span><text:span text:style-name="T90">В месте текст</text:span><text:span text:style-name="T91">а</text:span><text:span text:style-name="T90">, куда будет вести ссылка, </text:span><text:span text:style-name="T92">необходимо </text:span><text:span text:style-name="T91">установить курсор, затем </text:span><text:span text:style-name="T72">в меню «Вставка» выбрать пункт</text:span><text:span text:style-name="T90"> «Закладка», </text:span><text:span text:style-name="T93">в поле «Имя» ввести </text:span><text:span text:style-name="T94">текст</text:span><text:span text:style-name="T93">, например, «</text:span><text:span text:style-name="T95">ref_1</text:span><text:span text:style-name="T93">» и нажать </text:span><text:span text:style-name="T96">кнопку «Вставить».</text:span></text:p>
      <text:p text:style-name="P40"><text:span text:style-name="T96">2. </text:span><text:span text:style-name="T97">Н</text:span><text:span text:style-name="T92">еобходимо </text:span><text:span text:style-name="T71">выделить текст, который будет текстом ссылки, затем</text:span><text:span text:style-name="T92"> </text:span><text:span text:style-name="T72">в меню «Вставка» выбрать пункт «Гиперссылка», в</text:span><text:span text:style-name="T73">о</text:span><text:span text:style-name="T72"> </text:span><text:span text:style-name="T73">вкладке</text:span><text:span text:style-name="T72"> «</text:span><text:span text:style-name="T98">Document</text:span><text:span text:style-name="T72">»</text:span><text:span text:style-name="T73"> </text:span><text:span text:style-name="T72">в разделе «</text:span><text:span text:style-name="T99">Цель в документе</text:span><text:span text:style-name="T72">» </text:span><text:span text:style-name="T78">заполнить поле «</text:span><text:span text:style-name="T99">Цель</text:span><text:span text:style-name="T78">», </text:span><text:span text:style-name="T99">вставив имя закладки, например, «</text:span><text:span text:style-name="T100">ref</text:span><text:span text:style-name="T101">_1</text:span><text:span text:style-name="T99">» без решетки </text:span><text:span text:style-name="T100">#</text:span><text:span text:style-name="T79">.</text:span></text:p>
      <text:p text:style-name="P41"/>
      <text:h text:style-name="Heading_20_2" text:outline-level="2"><text:bookmark-start text:name="__RefHeading___Toc653_177158515321"/>2.2. Списки<text:bookmark-end text:name="__RefHeading___Toc653_177158515321"/></text:h>
      <text:p text:style-name="P42"/>
      <text:p xml:id="id1912248105" text:style-name="P42"><text:span text:style-name="T102">Маркированный с</text:span>пис<text:span text:style-name="T102">о</text:span>к, <text:span text:style-name="T103">вложенны</text:span><text:span text:style-name="T102">й маркированный список</text:span></text:p>
      <text:list text:style-name="L1">
        <text:list-item>
          <text:p xml:id="id2912878584" text:style-name="P43">элемент 1</text:p>
        </text:list-item>
        <text:list-item>
          <text:p xml:id="id1408779387" text:style-name="P43">элемент 2</text:p>
          <text:list>
            <text:list-item>
              <text:p xml:id="id1071695666" text:style-name="P43">элемент <text:span text:style-name="T103">2.</text:span>1</text:p>
            </text:list-item>
            <text:list-item>
              <text:p xml:id="id2420295588" text:style-name="P43">элемент <text:span text:style-name="T103">2.</text:span>2</text:p>
            </text:list-item>
          </text:list>
        </text:list-item>
      </text:list>
      <text:p text:style-name="P44"/>
      <text:p text:style-name="P44"><text:span text:style-name="T102">Н</text:span>умерованный <text:span text:style-name="T102">с</text:span>писок, <text:span text:style-name="T104">вложенный </text:span><text:span text:style-name="T102">н</text:span><text:span text:style-name="T104">умерованный список</text:span></text:p>
      <text:list text:style-name="L2">
        <text:list-item>
          <text:p xml:id="id2814914064" text:style-name="P45">элемент</text:p>
        </text:list-item>
        <text:list-item>
          <text:p text:style-name="P45">элемент</text:p>
          <text:list>
            <text:list-item>
              <text:p xml:id="id1161231205" text:style-name="P45">элемент <text:span text:style-name="T104">2.</text:span>1</text:p>
            </text:list-item>
            <text:list-item>
              <text:p text:style-name="P45">элемент <text:span text:style-name="T104">2.</text:span>2</text:p>
            </text:list-item>
          </text:list>
        </text:list-item>
      </text:list>
      <text:p text:style-name="P46"/>
      <text:p text:style-name="P47"><text:span text:style-name="T105">Подсказка</text:span>.</text:p>
      <text:p text:style-name="P48"><text:span text:style-name="T106">1. </text:span>Чтобы применить формат списков необходимо <text:span text:style-name="T107">выделить фрагмент текста и</text:span> <text:span text:style-name="T72">в меню «</text:span><text:span text:style-name="T108">Формат</text:span><text:span text:style-name="T72">» выбрать пункт «</text:span><text:span text:style-name="T109">Списки</text:span><text:span text:style-name="T72">», </text:span><text:span text:style-name="T110">затем выбрать тип списка: Маркированный список или Нумерованный список.</text:span></text:p>
      <text:p text:style-name="P48"><text:span text:style-name="T111">2. </text:span><text:span text:style-name="T112">Возможны «смешанные» списки, </text:span><text:span text:style-name="T113">т. е. формат можно применять независимо к каждому пункту</text:span><text:span text:style-name="T110"> спис</text:span><text:span text:style-name="T113">ка / вложенного списка.</text:span></text:p>
      <text:p text:style-name="P48"><text:span text:style-name="T111">3. </text:span><text:span text:style-name="T114">Перевод строки после нажатия клавиши «</text:span><text:span text:style-name="T115">Enter</text:span><text:span text:style-name="T114">» продолжает список, два подряд перевода строки отменяет дальнейшее использование формата списка.</text:span></text:p>
      <text:p text:style-name="P49"><text:span text:style-name="T111">4. </text:span><text:span text:style-name="T116">Н</text:span><text:span text:style-name="T114">ажати</text:span><text:span text:style-name="T116">е</text:span><text:span text:style-name="T114"> клавиши «</text:span><text:span text:style-name="T117">Tab</text:span><text:span text:style-name="T114">» </text:span><text:span text:style-name="T116">при установленном курсоре в начале пункта списка</text:span><text:span text:style-name="T114"> </text:span><text:span text:style-name="T116">начинает вложенный список </text:span><text:span text:style-name="T118">(визуально у</text:span><text:span text:style-name="T119">величив</text:span><text:span text:style-name="T118">ает отступ)</text:span><text:span text:style-name="T116">.</text:span></text:p>
      <text:p text:style-name="P49"><text:span text:style-name="T111">5. </text:span><text:span text:style-name="T116">Н</text:span><text:span text:style-name="T114">ажати</text:span><text:span text:style-name="T116">е</text:span><text:span text:style-name="T114"> клавиш «</text:span><text:span text:style-name="T117">Shift-Tab</text:span><text:span text:style-name="T114">» </text:span><text:span text:style-name="T116">при установленном курсоре в начале пункта списка</text:span><text:span text:style-name="T114"> </text:span><text:span text:style-name="T116">переводит пункт вложенного списка на более высокий уровень </text:span><text:span text:style-name="T118">(визуально уменьшает отступ)</text:span><text:span text:style-name="T116">.</text:span></text:p>
      <text:p text:style-name="P50"/>
      <text:h text:style-name="P51" text:outline-level="2"><text:bookmark-start text:name="__RefHeading___Toc653_1771585153211"/>2.3. Цитата<text:bookmark-end text:name="__RefHeading___Toc653_1771585153211"/></text:h>
      <text:p text:style-name="P52"/>
      <text:p text:style-name="P52"><text:span text:style-name="T120">Пример ц</text:span>итат<text:span text:style-name="T120">ы</text:span></text:p>
      <text:p text:style-name="P52"/>
      <text:p text:style-name="P53"><text:span text:style-name="T1">Текст</text:span> <text:span text:style-name="T121">цитаты </text:span><text:span text:style-name="T122">(начало)</text:span></text:p>
      <text:p text:style-name="P54"><text:span text:style-name="T39">продолжение</text:span> цитаты</text:p>
      <text:p text:style-name="Standard"/>
      <text:p text:style-name="P55"><text:span text:style-name="T123">Подсказка</text:span>.</text:p>
      <text:p text:style-name="P56"><text:soft-page-break/><text:span text:style-name="T106">1. </text:span>Чтобы применить формат <text:span text:style-name="T120">цитаты необходимо использовать</text:span><text:span text:style-name="T124"> стиль абзаца «Блочная цитата»</text:span><text:span text:style-name="T110">.</text:span></text:p>
      <text:p text:style-name="P57"><text:span text:style-name="T125">2</text:span><text:span text:style-name="T111">. </text:span><text:span text:style-name="T114">Перевод строки после нажатия клавиши «</text:span><text:span text:style-name="T115">Enter</text:span><text:span text:style-name="T114">» продолжает </text:span><text:span text:style-name="T125">цитату</text:span><text:span text:style-name="T114">, два подряд перевода строки отменяет дальнейшее использование формата </text:span><text:span text:style-name="T125">цитаты</text:span><text:span text:style-name="T114">.</text:span></text:p>
      <text:p text:style-name="Standard"/>
      <text:h text:style-name="Heading_20_2" text:outline-level="2"><text:bookmark-start text:name="__RefHeading___Toc4384_2248946202"/>2.4. Исходный код<text:bookmark-end text:name="__RefHeading___Toc4384_2248946202"/></text:h>
      <text:p text:style-name="P58"/>
      <text:p xml:id="id2096528206" text:style-name="P59"><text:bookmark text:name="ref_1"/>Листинг № 1. <text:span text:style-name="T126">Для форматирования</text:span><text:span text:style-name="T127"> исходного кода </text:span><text:span text:style-name="T126">и</text:span><text:span text:style-name="T128">спользуем с</text:span><text:span text:style-name="T129">тиль абзаца «</text:span><text:span text:style-name="T130">code_vbscript</text:span><text:span text:style-name="T129">»</text:span><text:span text:style-name="T127">.</text:span></text:p>
      <text:p text:style-name="P60"/>
      <text:p text:style-name="P61"><text:span text:style-name="T1">Скрип автоматически добавляет нумерацию строк кода</text:span>.</text:p>
      <text:p text:style-name="P60"/>
      <text:p xml:id="id2904957745" text:style-name="P62">Sub Example</text:p>
      <text:p xml:id="id3733133973" text:style-name="P62"><text:s text:c="4"/>Dim FileNo As Integer, Filename As String, CurLine As String</text:p>
      <text:p xml:id="id2523030122" text:style-name="P62"><text:s text:c="4"/>Dim Doc As Object</text:p>
      <text:p xml:id="id3844495525" text:style-name="P62"><text:s text:c="4"/>Dim Enum1 As Object, Enum2 As Object</text:p>
      <text:p text:style-name="P62"><text:s text:c="4"/>Dim TextElement As Object, TextPortion As Object</text:p>
      <text:p text:style-name="Standard"/>
      <text:p text:style-name="P63"><text:span text:style-name="T131">1. </text:span>Во время экспорта <text:span text:style-name="T41">в формат </text:span><text:span text:style-name="T42">HFM </text:span><text:span text:style-name="T132">исходный код</text:span><text:span text:style-name="T41"> </text:span><text:span text:style-name="T43">выделяется</text:span><text:span text:style-name="T133"> символами «</text:span><text:span text:style-name="T134">\</text:span><text:span text:style-name="T135">`</text:span><text:span text:style-name="T136">\</text:span><text:span text:style-name="T135">`</text:span><text:span text:style-name="T136">\</text:span><text:span text:style-name="T135">`</text:span><text:span text:style-name="T133">» в начале и в конце блока кода. </text:span><text:span text:style-name="T136">С</text:span><text:span text:style-name="T137">имвол</text:span><text:span text:style-name="T136">ы</text:span><text:span text:style-name="T137"> «</text:span><text:span text:style-name="T136">\</text:span><text:span text:style-name="T135">`</text:span><text:span text:style-name="T136">\</text:span><text:span text:style-name="T135">`</text:span><text:span text:style-name="T136">\</text:span><text:span text:style-name="T135">`</text:span><text:span text:style-name="T137">» </text:span><text:span text:style-name="T136">в </text:span><text:span text:style-name="T138">начале</text:span><text:span text:style-name="T136"> блока могут быть дополнены </text:span><text:span text:style-name="T138">словом</text:span><text:span text:style-name="T136"> «</text:span><text:span text:style-name="T135">vbscript» </text:span><text:span text:style-name="T139">(</text:span><text:span text:style-name="T136">\</text:span><text:span text:style-name="T135">`</text:span><text:span text:style-name="T136">\</text:span><text:span text:style-name="T135">`</text:span><text:span text:style-name="T136">\</text:span><text:span text:style-name="T135">`vbscript</text:span><text:span text:style-name="T139">)</text:span><text:span text:style-name="T135">, </text:span><text:span text:style-name="T140">чтобы </text:span><text:span text:style-name="T141">HFM </text:span><text:span text:style-name="T140">применил оформление соответствующее </text:span><text:span text:style-name="T142">BASIC’</text:span><text:span text:style-name="T140">у</text:span><text:span text:style-name="T136">.</text:span></text:p>
      <text:p text:style-name="P64"><text:span text:style-name="T136">2. Во время экспорта </text:span><text:span text:style-name="T143">в формат </text:span><text:span text:style-name="T141">H</text:span><text:span text:style-name="T144">TML</text:span><text:span text:style-name="T141"> </text:span><text:span text:style-name="T145">в начале блока кода вставляется строка:</text:span></text:p>
      <text:p text:style-name="P65"><text:span text:style-name="T146">&amp;lt;</text:span><text:span text:style-name="T141">pre class="code vbscript"</text:span><text:span text:style-name="T146">&amp;gt;</text:span></text:p>
      <text:p text:style-name="P66"><text:span text:style-name="T135">в</text:span><text:span text:style-name="T147"> </text:span><text:span text:style-name="T135">конце блока кода:</text:span></text:p>
      <text:p text:style-name="P65"><text:span text:style-name="T146">&amp;lt;/</text:span><text:span text:style-name="T141">pre</text:span><text:span text:style-name="T146">&amp;gt;</text:span></text:p>
      <text:p text:style-name="Standard"/>
      <text:p text:style-name="P67"><text:span text:style-name="T123">Подсказка</text:span>.</text:p>
      <text:p text:style-name="P68"><text:span text:style-name="T106">1. </text:span>Чтобы<text:span text:style-name="T120"> использовать</text:span> формат <text:span text:style-name="T148">исходного кода</text:span><text:span text:style-name="T149"> </text:span><text:span text:style-name="T150">в файле </text:span><text:span text:style-name="T151">ODT</text:span><text:span text:style-name="T120"> необходимо </text:span><text:span text:style-name="T152">выделить текст и</text:span> применить<text:span text:style-name="T124"> стиль абзаца «</text:span><text:span text:style-name="T130">code_vbscript</text:span><text:span text:style-name="T124">»</text:span><text:span text:style-name="T110">.</text:span></text:p>
      <text:p text:style-name="P69"><text:span text:style-name="T125">2</text:span><text:span text:style-name="T111">. </text:span><text:span text:style-name="T153">Чтобы </text:span><text:span text:style-name="T154">использовать</text:span><text:span text:style-name="T153"> </text:span><text:span text:style-name="T155">в формат</text:span><text:span text:style-name="T153">е</text:span><text:span text:style-name="T155"> </text:span><text:span text:style-name="T156">HFM </text:span><text:span text:style-name="T157">исходный код </text:span><text:span text:style-name="T153">на другом языке программирования </text:span><text:span text:style-name="T149">необходимо </text:span><text:span text:style-name="T150">в файле </text:span><text:span text:style-name="T151">ODT </text:span><text:span text:style-name="T149">создать новый стиль, например, </text:span><text:span text:style-name="T158">«</text:span><text:span text:style-name="T159">code_</text:span><text:span text:style-name="T160">cpp</text:span><text:span text:style-name="T158">» </text:span><text:span text:style-name="T161">и использовать его для форматирования</text:span><text:span text:style-name="T110">. </text:span><text:span text:style-name="T162">Тогда блок кода </text:span><text:span text:style-name="T155">в формат</text:span><text:span text:style-name="T153">е</text:span><text:span text:style-name="T155"> </text:span><text:span text:style-name="T156">HFM </text:span><text:span text:style-name="T162">начнется с символов «</text:span><text:span text:style-name="T163">\</text:span><text:span text:style-name="T164">`</text:span><text:span text:style-name="T163">\</text:span><text:span text:style-name="T164">`</text:span><text:span text:style-name="T163">\</text:span><text:span text:style-name="T164">`</text:span><text:span text:style-name="T165">cpp</text:span><text:span text:style-name="T162">».</text:span></text:p>
      <text:p text:style-name="P70"><text:span text:style-name="T162">3. </text:span><text:span text:style-name="T153">Чтобы </text:span><text:span text:style-name="T149">создать новый стиль </text:span><text:span text:style-name="T150">в файле </text:span><text:span text:style-name="T151">ODT</text:span><text:span text:style-name="T149">, например, </text:span><text:span text:style-name="T158">«</text:span><text:span text:style-name="T159">code_</text:span><text:span text:style-name="T160">cpp</text:span><text:span text:style-name="T158">» </text:span><text:span text:style-name="T70">на основе стиля </text:span><text:span text:style-name="T158">«</text:span><text:span text:style-name="T159">code_vbscript</text:span><text:span text:style-name="T158">» </text:span><text:span text:style-name="T166">необходимо в меню «Стили» выбрать пункт «Управление стилями» </text:span><text:span text:style-name="T167">(</text:span><text:span text:style-name="T168">F11</text:span><text:span text:style-name="T167">), </text:span><text:span text:style-name="T169">затем</text:span><text:span text:style-name="T170"> </text:span><text:span text:style-name="T171">в</text:span><text:span text:style-name="T172"> панели</text:span><text:span text:style-name="T169"> выбрать </text:span><text:span text:style-name="T70">стил</text:span><text:span text:style-name="T169">ь</text:span><text:span text:style-name="T70"> </text:span><text:span text:style-name="T158">«</text:span><text:span text:style-name="T159">code_vbscript</text:span><text:span text:style-name="T158">», </text:span><text:span text:style-name="T173">нажать на нем правой клавишей мыши и в контекстном меню выбрать пункт «Создать», </text:span><text:span text:style-name="T172">в открывшемся диалоге на вкладке «Управление» в разделе «</text:span><text:span text:style-name="T174">Стиль</text:span><text:span text:style-name="T172">» </text:span><text:span text:style-name="T174">в поле «Имя» ввести название стиля «</text:span><text:span text:style-name="T159">code_</text:span><text:span text:style-name="T160">cpp</text:span><text:span text:style-name="T174">» </text:span><text:span text:style-name="T175">и нажать кнопку «ОК»</text:span><text:span text:style-name="T174">.</text:span></text:p>
      <text:p text:style-name="P71"><text:span text:style-name="T176">4</text:span><text:span text:style-name="T153">. </text:span><text:span text:style-name="T114">Перевод строки после нажатия клавиши «</text:span><text:span text:style-name="T115">Enter</text:span><text:span text:style-name="T114">» продолжает </text:span><text:span text:style-name="T177">выбранный формат</text:span><text:span text:style-name="T114">, два подряд перевода строки отменяет дальнейшее использование формата.</text:span></text:p>
      <text:p text:style-name="P72"><text:span text:style-name="T114">5. </text:span><text:span text:style-name="T70">Чтобы добавить пустую строку в блок кода необходимо после первого </text:span><text:span text:style-name="T114">нажатия клавиши «</text:span><text:span text:style-name="T115">Enter</text:span><text:span text:style-name="T114">» </text:span><text:span text:style-name="T70">ввести символ пробела, а затем повторно</text:span><text:span text:style-name="T114"> нажат</text:span><text:span text:style-name="T70">ь</text:span><text:span text:style-name="T114"> клавиш</text:span><text:span text:style-name="T70">у</text:span><text:span text:style-name="T114"> «</text:span><text:span text:style-name="T115">Enter</text:span><text:span text:style-name="T114">», </text:span><text:span text:style-name="T178">иначе </text:span><text:span text:style-name="T179">стиль</text:span><text:span text:style-name="T178"> </text:span><text:span text:style-name="T158">«</text:span><text:span text:style-name="T159">code_vbscript</text:span><text:span text:style-name="T158">»</text:span><text:span text:style-name="T178"> «сбросится» </text:span><text:span text:style-name="T179">и у текущего абзаца будет</text:span><text:span text:style-name="T178"> </text:span><text:span text:style-name="T179">стиль</text:span><text:span text:style-name="T178"> «Базовый».</text:span></text:p>
      <text:p text:style-name="P73"/>
      <text:h text:style-name="P74"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table-cell table:style-name="Таблица2.A1" office:value-type="string">
            <text:p text:style-name="P75"><text:span text:style-name="T180">Заголовок</text:span> 1</text:p>
          </table:table-cell>
          <table:table-cell table:style-name="Таблица2.A1" office:value-type="string">
            <text:p text:style-name="P75"><text:span text:style-name="T180">Заголовок</text:span> 2</text:p>
          </table:table-cell>
          <table:table-cell table:style-name="Таблица2.C1" office:value-type="string">
            <text:p text:style-name="P75"><text:span text:style-name="T180">Заголовок</text:span> <text:span text:style-name="T181">3</text:span></text:p>
          </table:table-cell>
        </table:table-row>
        <table:table-row>
          <table:table-cell table:style-name="Таблица2.A2" office:value-type="string">
            <text:p text:style-name="P75"><text:span text:style-name="T180">Ячейка</text:span> 1 </text:p>
            <text:p text:style-name="P75"><text:span text:style-name="T180">Текст </text:span><text:span text:style-name="T182">жирный</text:span> </text:p>
            <text:p text:style-name="P76"><text:soft-page-break/>Продолжение текста</text:p>
          </table:table-cell>
          <table:table-cell table:style-name="Таблица2.A2" office:value-type="string">
            <text:p text:style-name="P75"><text:span text:style-name="T180">Ячейка</text:span> 2 </text:p>
            <text:p text:style-name="P77"><text:span text:style-name="T183">Текст </text:span><text:span text:style-name="T184">cursive</text:span>,<text:span text:style-name="T185"> </text:span><text:span text:style-name="T180">текст</text:span><text:span text:style-name="T185"> </text:span><text:soft-page-break/><text:span text:style-name="T186">подчеркнутый</text:span><text:span text:style-name="T180">, текст </text:span><text:span text:style-name="T187">зачеркнутый</text:span></text:p>
          </table:table-cell>
          <table:table-cell table:style-name="Таблица2.C2" office:value-type="string">
            <text:p text:style-name="P75"><text:span text:style-name="T180">Ячейка</text:span> <text:span text:style-name="T181">3 </text:span></text:p>
            <text:p text:style-name="P75"><text:span text:style-name="T180">Ссылка</text:span><text:span text:style-name="T188"> </text:span><text:a xlink:type="simple" xlink:href="https://habr.ru/" text:style-name="Internet_20_link" text:visited-style-name="Visited_20_Internet_20_Link"><text:span text:style-name="T189">habr_ru</text:span></text:a><text:span text:style-name="T85"> </text:span><text:span text:style-name="T65">(гиперссылка </text:span><text:soft-page-break/><text:span text:style-name="T65">https://habr.ru/)</text:span></text:p>
          </table:table-cell>
        </table:table-row>
      </table:table>
      <text:p text:style-name="P78"/>
      <text:p text:style-name="P67"><text:span text:style-name="T123">Подсказка</text:span>.</text:p>
      <text:p text:style-name="P79"><text:span text:style-name="T190">1. Чтобы вставить в файл </text:span><text:span text:style-name="T191">ODT</text:span><text:span text:style-name="T190"> таблицу </text:span><text:span text:style-name="T166">необходимо в меню «</text:span><text:span text:style-name="T190">Таблица</text:span><text:span text:style-name="T166">» выбрать пункт «</text:span><text:span text:style-name="T190">Вставить таблицу</text:span><text:span text:style-name="T166">».</text:span></text:p>
      <text:p text:style-name="P80"><text:span text:style-name="T166">2. </text:span><text:span text:style-name="T70">Формат </text:span><text:span text:style-name="T192">HFM поддерживает только «простые» таблицы без объединения ячеек</text:span><text:span text:style-name="T70"> и </text:span><text:span text:style-name="T192">не поддерживает перевод строки внутри ячейки</text:span><text:span text:style-name="T70">.</text:span></text:p>
      <text:p text:style-name="P80"><text:span text:style-name="T70">3. Для корректного экспорта в формат </text:span><text:span text:style-name="T88">HFM </text:span><text:span text:style-name="T192">абзацы внутри каждой ячейки объединяются в один абзац</text:span><text:span text:style-name="T70">, поэтому желательно в конце абзаца внутри ячейки в </text:span><text:span text:style-name="T190">файл</text:span><text:span text:style-name="T70">е</text:span><text:span text:style-name="T190"> </text:span><text:span text:style-name="T191">ODT </text:span><text:span text:style-name="T70">ставить пробел.</text:span></text:p>
      <text:p text:style-name="P78"/>
      <text:h text:style-name="Heading_20_1" text:outline-level="1"><text:bookmark-start text:name="__RefHeading___Toc655_1771585153"/>4. Картинки<text:bookmark-end text:name="__RefHeading___Toc655_1771585153"/></text:h>
      <text:p text:style-name="P81"/>
      <text:p text:style-name="P81">Для вставки изображения, необходимо выбрать в главном меню — Вставка — Изображение, затем выбрать файл картинки. <text:span text:style-name="T193">Изображение будет добавлено в редактируемый файл </text:span><text:span text:style-name="T194">ODT.</text:span></text:p>
      <text:p text:style-name="P82"/>
      <text:p text:style-name="P83"><text:span text:style-name="T123">Подсказка</text:span>.</text:p>
      <text:p text:style-name="P82">Чтобы <text:span text:style-name="T1">экспортировать документ</text:span> в формат <text:span text:style-name="T21">(HFM </text:span>или <text:span text:style-name="T21">HTML)</text:span>, пригодный <text:span text:style-name="T1">для размещения в интернете</text:span>, можно:</text:p>
      <text:p text:style-name="P82"><text:span text:style-name="T195">1. </text:span><text:span text:style-name="T196">Предварительно разместить картинки в интернете</text:span>, например, на <text:span text:style-name="T21">Gith</text:span><text:span text:style-name="T197">u</text:span><text:span text:style-name="T21">b.com.</text:span></text:p>
      <text:p text:style-name="P84"><text:span text:style-name="T198">2.</text:span><text:span text:style-name="T199"> </text:span>Для этого регистрируемся <text:span text:style-name="T200">на </text:span><text:span text:style-name="T21">Gith</text:span><text:span text:style-name="T197">u</text:span><text:span text:style-name="T21">b.com</text:span>, создаем репозиторий. <text:span text:style-name="T201">Чтобы файлы были доступны <text:s/></text:span><text:span text:style-name="T202">всем пользователям </text:span><text:span text:style-name="T201">необходимо </text:span><text:span text:style-name="T202">выбрать созданный репозиторий, </text:span><text:span text:style-name="T203">нажать кнопку с шестеренкой «</text:span><text:span text:style-name="T204">Settings</text:span><text:span text:style-name="T203">», </text:span><text:span text:style-name="T205">на вкладке «</text:span><text:span text:style-name="T206">General</text:span><text:span text:style-name="T205">» внизу в разделе «Danger Zone» </text:span><text:span text:style-name="T207">в первом пункте <text:s/>«Change repository visibility» справа нажать кнопку «</text:span><text:span text:style-name="T208">Change </text:span><text:span text:style-name="T207">visibility» </text:span><text:span text:style-name="T209">и выбрать </text:span><text:span text:style-name="T207">«</text:span><text:span text:style-name="T208">Change </text:span><text:span text:style-name="T210">to public</text:span><text:span text:style-name="T207">».</text:span></text:p>
      <text:p text:style-name="P85"><text:span text:style-name="T198">3.</text:span><text:span text:style-name="T199"> </text:span><text:span text:style-name="T201">В</text:span>нутри репозитория нажимаем кнопку «<text:span text:style-name="T21">Add file</text:span>», выбираем «<text:span text:style-name="T21">Create new file</text:span>». Вместо имени файла вводим «имя_папки/» <text:span text:style-name="T211">(после имени папки обязательно вв</text:span><text:span text:style-name="T199">одим</text:span><text:span text:style-name="T211"> </text:span><text:span text:style-name="T212">слеш</text:span><text:span text:style-name="T211">)</text:span> затем «имя_файла». Это <text:span text:style-name="T1">позволит создать каталог</text:span> «имя_папки» <text:span text:style-name="T213">и пустой файл </text:span>«имя_файла». Входим в <text:span text:style-name="T214">созданный </text:span>каталог вызываем диалог «<text:span text:style-name="T21">Add file</text:span>», выбираем <text:span text:style-name="T214">кнопку</text:span> «<text:span text:style-name="T21">Upload files</text:span>», <text:span text:style-name="T215">загружаем картинки</text:span>. <text:span text:style-name="T216">Войдя в каталог и нажав на ссылку загруженной картинки, </text:span><text:span text:style-name="T200">наводим курсор на картинку, в контекстном меню выбираем «Открыть изображение в новой вкладке», в строке адреса будет </text:span><text:span text:style-name="T217">постоянная </text:span><text:span text:style-name="T200">ссылка на картинку в формате </text:span><text:span text:style-name="T218">URL.</text:span></text:p>
      <text:p text:style-name="P86"><text:span text:style-name="T198">4</text:span><text:span text:style-name="T219">. </text:span>После вставки изображения <text:span text:style-name="T217">в файл</text:span><text:span text:style-name="T193"> </text:span><text:span text:style-name="T194">ODT</text:span><text:span text:style-name="T217"> </text:span>можно вызвать диалог «Свойства» картинки: клавиша «<text:span text:style-name="T21">F4</text:span>» или Контекстное меню — Свойства, <text:span text:style-name="T220">н</text:span>а вкладке «Изображение» <text:span text:style-name="T221">в </text:span>раздел<text:span text:style-name="T221">е</text:span> «Связь» <text:span text:style-name="T221">в </text:span>поле «<text:span text:style-name="T222">Имя файла</text:span>» <text:span text:style-name="T222">можно </text:span><text:span text:style-name="T223">указать ссылку на источник картинки в интернете в формате URL</text:span><text:span text:style-name="T224"> (</text:span><text:span text:style-name="T225">например, https://raw.githubusercontent.com/bda-user/libre_office_macro/main/img/01.jpg</text:span><text:span text:style-name="T224">).</text:span></text:p>
      <text:p text:style-name="P87"><text:span text:style-name="T198">5</text:span><text:span text:style-name="T226">. </text:span>На вкладке «Параметры» в разделе «Имена» можно заполнить поля «Альтерн<text:span text:style-name="T227">а</text:span>тива» и «Описание», <text:span text:style-name="T228">которые используются </text:span><text:span text:style-name="T193">в формат</text:span><text:span text:style-name="T229">ах</text:span><text:span text:style-name="T193"> </text:span><text:span text:style-name="T194">HFM </text:span><text:span text:style-name="T193">или </text:span><text:span text:style-name="T194">HTML. </text:span><text:span text:style-name="T230">Например, в свойствах картинки в разделе 4.1 указано: 1) </text:span>пол<text:span text:style-name="T230">е</text:span> «Альтерн<text:span text:style-name="T227">а</text:span>тива»:<text:span text:style-name="T230"> </text:span><text:span text:style-name="T231">К</text:span><text:span text:style-name="T230">артинка недоступна, </text:span><text:span text:style-name="T231">содержит заставку для статьи</text:span><text:span text:style-name="T230">, 2) поле </text:span>«Описание»: <text:span text:style-name="T232">Рис. 1. </text:span><text:span text:style-name="T233">Картинка. </text:span><text:span text:style-name="T231">З</text:span>аставк<text:span text:style-name="T231">а</text:span> для статьи.</text:p>
      <text:p text:style-name="P81"/>
      <text:h text:style-name="P88" text:outline-level="2"><text:bookmark-start text:name="__RefHeading___Toc4390_2248946202"/>4.1. Картинка вне текста<text:bookmark-end text:name="__RefHeading___Toc4390_2248946202"/></text:h>
      <text:p text:style-name="P89"/>
      <text:p text:style-name="P83"><text:span text:style-name="T123">Подсказка</text:span>.</text:p>
      <text:p text:style-name="P90"><text:span text:style-name="T234">Контекстное меню - </text:span><text:span text:style-name="T235">Обтекание</text:span> - <text:span text:style-name="T236">None</text:span></text:p>
      <text:p xml:id="id2307315826" text:style-name="P90"><text:soft-page-break/><text:span text:style-name="T234">Контекстное меню - </text:span><text:span text:style-name="T39">Привязка</text:span> - <text:span text:style-name="T1">К абзацу</text:span></text:p>
      <text:p text:style-name="P91"/>
      <text:p text:style-name="P92">Рис. 1. Картинка. Заставка для статьи</text:p>
      <text:p text:style-name="P93"><draw:frame draw:style-name="fr1" draw:name="Изображение1" text:anchor-type="paragraph" svg:x="0in" svg:y="0in" svg:width="6.4016in" svg:height="3.5984in" draw:z-index="1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p>
      <text:h text:style-name="P94" text:outline-level="2"><text:bookmark-start text:name="__RefHeading___Toc4388_2248946202"/>4.2. Картинка внутри текста (Inline Image)<text:bookmark-end text:name="__RefHeading___Toc4388_2248946202"/></text:h>
      <text:p text:style-name="P95"/>
      <text:p text:style-name="P96"><text:span text:style-name="T123">Подсказка</text:span>.</text:p>
      <text:p text:style-name="P97"><text:span text:style-name="T234">Контекстное меню - </text:span><text:span text:style-name="T237">Привязка - </text:span><text:span text:style-name="T238">Как символ</text:span>.</text:p>
      <text:p text:style-name="P98"><text:span text:style-name="T239">Пример</text:span><text:span text:style-name="T240"> </text:span><text:span text:style-name="T241">картинки</text:span><text:span text:style-name="T234"> </text:span><text:span text:style-name="T234"><draw:frame draw:style-name="fr2" draw:name="Изображение5" text:anchor-type="as-char" svg:y="-0.1764in" svg:width="0.398in" svg:height="0.2681in" draw:z-index="9"><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234"><text:s/></text:span><text:span text:style-name="T242">внутри</text:span><text:span text:style-name="T234"> </text:span><text:span text:style-name="T243">текста</text:span><text:span text:style-name="T234"> (</text:span><text:span text:style-name="T244">Inline Image</text:span><text:span text:style-name="T234">)</text:span></text:p>
      <text:p xml:id="id2350575823" text:style-name="P99"/>
      <text:h text:style-name="P100" text:outline-level="1"><text:bookmark-start text:name="__RefHeading___Toc4392_2248946202"/>5. Вставка раздела<text:bookmark-end text:name="__RefHeading___Toc4392_2248946202"/></text:h>
      <text:p text:style-name="P101"/>
      <text:p text:style-name="P102">Использование разделов <text:span text:style-name="T1">необходимо для создания спойлеров в формате HFM</text:span>. <text:span text:style-name="T245">Чтобы в т</text:span>екст документа <text:span text:style-name="T245">вставить раздел </text:span><text:span text:style-name="T246">выбираем в меню «Вставка» пункт «Раздел».</text:span></text:p>
      <text:p text:style-name="P102"><text:span text:style-name="T247">В диалоге «Вставить раздел»</text:span><text:span text:style-name="T246"> </text:span><text:span text:style-name="T247">на вкладке «</text:span><text:span text:style-name="T248">Раздел</text:span><text:span text:style-name="T247">» </text:span><text:span text:style-name="T249">в </text:span><text:span text:style-name="T250">поле</text:span><text:span text:style-name="T249"> «</text:span><text:span text:style-name="T250">Новый раздел</text:span><text:span text:style-name="T249">» </text:span><text:span text:style-name="T251">вводим название раздела.</text:span></text:p>
      <text:p xml:id="id294038283" text:style-name="Standard"/>
      <text:section text:style-name="Sect1" xml:id="id3034329870" text:name="Spoiler_1">
        <text:p xml:id="id26479588" text:style-name="P103">Вставка № 1</text:p>
        <text:p text:style-name="P104"><text:span text:style-name="T252">1. </text:span>Данный раздел <text:span text:style-name="T253">начинается с </text:span><text:span text:style-name="T254">а</text:span><text:span text:style-name="T255">бзаца</text:span><text:span text:style-name="T253"> «</text:span><text:span text:style-name="T85">Вставка № 1</text:span><text:span text:style-name="T253">» </text:span><text:span text:style-name="T256">(текст может быть любым)</text:span> <text:span text:style-name="T253">и </text:span>имеет название «Spoiler_1».</text:p>
        <text:p text:style-name="P104"><text:span text:style-name="T253">Если </text:span><text:span text:style-name="T257">имя раздела начинается с символов «Spoiler»</text:span><text:span text:style-name="T253">, то при экспорте в формат </text:span><text:span text:style-name="T258">HFM </text:span><text:span text:style-name="T259">в начале раздела будет вставлена строчка:</text:span></text:p>
        <text:p text:style-name="P105"><text:span text:style-name="T260">&amp;lt;</text:span>spoiler title="Вставка № 1"<text:span text:style-name="T260">&amp;gt;</text:span>,</text:p>
        <text:p text:style-name="P106">в конце раздела:</text:p>
        <text:p text:style-name="P107"><text:span text:style-name="T260">&amp;lt;</text:span>/spoiler<text:span text:style-name="T260">&amp;gt;</text:span></text:p>
        <text:p text:style-name="P108"/>
        <text:p text:style-name="P109"><text:span text:style-name="T252">2. </text:span><text:span text:style-name="T261">П</text:span><text:span text:style-name="T253">ри экспорте в формат </text:span><text:span text:style-name="T258">H</text:span><text:span text:style-name="T262">TML</text:span><text:span text:style-name="T258"> </text:span><text:span text:style-name="T259">в начале раздела будет вставлена строчка:</text:span></text:p>
        <text:p text:style-name="P105"><text:span text:style-name="T260">&amp;lt;</text:span>div class="section"<text:span text:style-name="T260">&amp;gt;&amp;lt;</text:span>!-- section begin --<text:span text:style-name="T260">&amp;gt;</text:span>,</text:p>
        <text:p text:style-name="P110"><text:soft-page-break/>в конце раздела:</text:p>
        <text:p text:style-name="P107"><text:span text:style-name="T260">&amp;lt;</text:span>/div<text:span text:style-name="T260">&amp;gt;&amp;lt;</text:span>!-- section end --<text:span text:style-name="T260">&amp;gt;</text:span></text:p>
        <text:p text:style-name="P108"/>
        <text:p text:style-name="P111"><text:span text:style-name="T263">Раздел может включать произвольное содержимое</text:span><text:span text:style-name="T264">.</text:span></text:p>
        <text:p text:style-name="P112"><text:span text:style-name="T265">Разделы могут быть вложены друг в друга. Например, </text:span><text:span text:style-name="T266">Раздел_1_</text:span><text:span text:style-name="T267">1 </text:span><text:span text:style-name="T268">находится внутри </text:span><text:span text:style-name="T269">раздела Spoiler_1</text:span><text:span text:style-name="T265">.</text:span></text:p>
        <text:p text:style-name="P111"/>
        <text:section text:style-name="Sect1" xml:id="id414104050" text:name="Раздел_1_1">
          <text:p xml:id="id280053364" text:style-name="P113">Вставка № 1.<text:span text:style-name="T270">1</text:span></text:p>
          <text:p text:style-name="P114"><text:span text:style-name="T271">При экспорте в формат HFM вложенные разделы игнорируются</text:span><text:span text:style-name="T272">. П</text:span><text:span text:style-name="T259">ри экспорте в формат </text:span><text:span text:style-name="T258">H</text:span><text:span text:style-name="T273">T</text:span><text:span text:style-name="T258">M</text:span><text:span text:style-name="T273">L</text:span><text:span text:style-name="T258"> </text:span><text:span text:style-name="T272">вложенные разделы вкладываются друг в друга.</text:span></text:p>
          <text:p text:style-name="P115">Конец Вставки № 1.1.</text:p>
          <text:p text:style-name="P116"/>
        </text:section>
        <text:p text:style-name="P116"/>
        <text:p text:style-name="P115">Конец Вставки № 1.</text:p>
        <text:p text:style-name="P116"/>
      </text:section>
      <text:p text:style-name="Standard"/>
      <text:p text:style-name="P117"><text:span text:style-name="T123">Подсказка</text:span>.</text:p>
      <text:p text:style-name="P118">Для корректного отображения в формате HFM в конец раздела необходимо добавить пустую строку.</text:p>
      <text:p text:style-name="Standard"/>
      <text:h text:style-name="P119"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120"/>
      <text:p text:style-name="P121"><text:span text:style-name="T274">Формулу можно вставить </text:span><text:span text:style-name="T275">в документ</text:span><text:span text:style-name="T276"> ODT</text:span><text:span text:style-name="T277"> </text:span><text:span text:style-name="T274">в виде картинки</text:span></text:p>
      <text:p text:style-name="P122"><draw:frame draw:style-name="fr1" draw:name="Изображение4" text:anchor-type="paragraph" svg:x="-0.0028in" svg:y="0.178in" svg:width="3.9291in" svg:height="0.9134in" draw:z-index="11"><draw:image xlink:href="https://raw.githubusercontent.com/bda-user/libre_office_macro/main/img/04.png" xlink:type="simple" xlink:show="embed" xlink:actuate="onLoad" draw:mime-type="image/png"/></draw:frame></text:p>
      <text:p text:style-name="P123">привязанной к абзацу:</text:p>
      <text:p text:style-name="P124"><text:span text:style-name="T234">Контекстное меню - </text:span><text:span text:style-name="T235">Обтекание</text:span> - <text:span text:style-name="T236">None</text:span></text:p>
      <text:p text:style-name="P125"><text:span text:style-name="T278">Контекстное меню - </text:span><text:span text:style-name="T39">Привязка</text:span> - <text:span text:style-name="T1">К абзацу</text:span></text:p>
      <text:p text:style-name="P126"><text:span text:style-name="T279">или</text:span><text:span text:style-name="T21"> </text:span><text:span text:style-name="T280">inline image</text:span><text:span text:style-name="T281">:</text:span></text:p>
      <text:p text:style-name="P126"><text:span text:style-name="T282">Контекстное меню - </text:span><text:span text:style-name="T283">Привязка</text:span><text:span text:style-name="T284"> - </text:span><text:span text:style-name="T285">Как </text:span><text:span text:style-name="T286">симво</text:span><text:span text:style-name="T287">л</text:span></text:p>
      <text:p text:style-name="P127"/>
      <text:p text:style-name="P128"><text:span text:style-name="T123">Подсказка</text:span>.</text:p>
      <text:p text:style-name="P129"><text:span text:style-name="T288">1. </text:span><text:span text:style-name="T289">Чтобы получить картинку формулы, например, в формате</text:span><text:span text:style-name="T290"> PNG </text:span><text:span text:style-name="T289">необходимо </text:span><text:span text:style-name="T291">Объект </text:span><text:span text:style-name="T292">LibreOffice Math </text:span><text:span text:style-name="T289">(см. ниже) скопировать и вставить в </text:span><text:span text:style-name="T293">программу</text:span><text:span text:style-name="T289"> </text:span><text:span text:style-name="T292">LibreOffice </text:span><text:span text:style-name="T290">Draw.</text:span></text:p>
      <text:p text:style-name="P129"><text:span text:style-name="T288">2.</text:span><text:span text:style-name="T290"> </text:span><text:span text:style-name="T289">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129"><text:span text:style-name="T288">3.</text:span><text:span text:style-name="T289"> Затем полученное изображение необходимо выделить, правой кнопкой мыши вызвать контекстное меню, выбрать пункт «Сохранить».</text:span></text:p>
      <text:p text:style-name="P130"/>
      <text:h text:style-name="Heading_20_2" text:outline-level="2"><text:bookmark-start text:name="__RefHeading___Toc4396_2248946202"/><text:soft-page-break/>6.2. Вставка формулы в виде объекта LibreOffice Math<text:bookmark-end text:name="__RefHeading___Toc4396_2248946202"/></text:h>
      <text:p text:style-name="P131"/>
      <text:p xml:id="id3805597870" text:style-name="P132"><text:span text:style-name="T274">Формулу можно вставить </text:span><text:span text:style-name="T275">в документ</text:span><text:span text:style-name="T276"> ODT</text:span><text:span text:style-name="T277"> </text:span><text:span text:style-name="T274">в виде </text:span><text:span text:style-name="T294">о</text:span><text:span text:style-name="T291">бъект</text:span><text:span text:style-name="T294">а</text:span><text:span text:style-name="T291"> </text:span><text:span text:style-name="T292">LibreOffice Math, </text:span><text:span text:style-name="T295">привязанно</text:span><text:span text:style-name="T296">го</text:span><text:span text:style-name="T295"> </text:span><text:span text:style-name="T296">к символу</text:span><text:span text:style-name="T295">:</text:span></text:p>
      <text:p text:style-name="P133"><text:span text:style-name="T282">Контекстное меню - </text:span><text:span text:style-name="T283">Привязка</text:span><text:span text:style-name="T284"> - </text:span><text:span text:style-name="T285">Как </text:span><text:span text:style-name="T286">симво</text:span><text:span text:style-name="T287">л</text:span></text:p>
      <text:p text:style-name="P134"><text:span text:style-name="T297">В настоящее время в макросах, транслирующих формулы их формата </text:span><text:span text:style-name="T298">LibreOffice Math </text:span><text:span text:style-name="T297">в формат LaTeX, реализовано ограниченное количество ключевых слов.</text:span></text:p>
      <text:p text:style-name="P135"/>
      <text:p text:style-name="P136"><draw:frame draw:style-name="fr3" draw:name="formula_1" text:anchor-type="char" svg:x="-0.0154in" svg:y="0.022in" svg:width="2.8744in" svg:height="2.2807in" draw:z-index="12"><draw:object xlink:href="./Object 2" xlink:type="simple" xlink:show="embed" xlink:actuate="onLoad"/><draw:image xlink:href="./ObjectReplacements/Object 2" xlink:type="simple" xlink:show="embed" xlink:actuate="onLoad"/><svg:desc>формула</svg:desc></draw:frame></text:p>
      <text:p text:style-name="P137"><text:span text:style-name="T1">Рассмотрение макросов на языке BASIC</text:span>, которые осуществляют экспорт <text:span text:style-name="T299">формул</text:span>, <text:span text:style-name="T299">с целью добавления дополнительных ключевых слов</text:span> предполагается в отдельной статье.</text:p>
      <text:p text:style-name="P138"/>
      <text:h text:style-name="P139" text:outline-level="1"><text:bookmark-start text:name="__RefHeading___Toc7340_2248946202"/>7. Оглавление<text:bookmark-end text:name="__RefHeading___Toc7340_2248946202"/></text:h>
      <text:p text:style-name="P140"/>
      <text:p text:style-name="P141"><text:span text:style-name="T300">1. </text:span>Чтобы добавить оглавление необходимо предварительно <text:span text:style-name="T301">выделить в структуре документа ODT разделы (1)</text:span><text:span text:style-name="T302">. Можно </text:span><text:span text:style-name="T301">использовать для заголовков разделов стили абзаца (2)</text:span>: «Заголовок 1», «Заголовок 2» или «Заголовок 3».</text:p>
      <text:p text:style-name="P142"><text:span text:style-name="T300">2. </text:span><text:span text:style-name="T303">Чтобы </text:span><text:span text:style-name="T304">вставить Оглавление</text:span><text:span text:style-name="T303"> необходимо,</text:span> установив курсор в <text:span text:style-name="T305">нужном мест</text:span>е документа<text:span text:style-name="T21"> ODT, </text:span><text:span text:style-name="T185">выбираем </text:span><text:span text:style-name="T306">в </text:span><text:span text:style-name="T307">главном меню — Вставка — </text:span><text:span text:style-name="T306">Оглавление и указатели — Оглавление, указатель или библиография, </text:span><text:span text:style-name="T308">в открывшемся диалоге </text:span><text:span text:style-name="T306">нажимаем кнопку «ОК».</text:span></text:p>
      <text:p text:style-name="P143"><text:span text:style-name="T300">3. </text:span><text:span text:style-name="T309">Чтобы </text:span><text:span text:style-name="T310">удалить Оглавление</text:span><text:span text:style-name="T311"> необходимо установить на него курсор и в контекстном меню выбрать «Удалить указатель».</text:span></text:p>
      <text:p text:style-name="P144"><text:span text:style-name="T300">4. </text:span>Чтобы <text:span text:style-name="T309">корректно </text:span><text:span text:style-name="T310">обновить Оглавление</text:span><text:span text:style-name="T309">, если были удалены / добавлены / изменены разделы,</text:span><text:span text:style-name="T311"> необходимо установить на него курсор и в контекстном меню выбрать «</text:span><text:span text:style-name="T312">Update Index</text:span><text:span text:style-name="T311">».</text:span></text:p>
      <text:p text:style-name="P145"/>
      <text:p text:style-name="P146"><text:span text:style-name="T123">Подсказка</text:span><text:span text:style-name="T313">.</text:span></text:p>
      <text:p text:style-name="P143"><text:span text:style-name="T314">1</text:span><text:span text:style-name="T315">.</text:span><text:span text:style-name="T309"> </text:span><text:span text:style-name="T316">После многократной вставки / удаления Оглавления</text:span><text:span text:style-name="T317"> </text:span><text:span text:style-name="T318">при просмотре файла экспорта можно увидеть </text:span><text:span text:style-name="T319">многократное повторение заголовков</text:span><text:span text:style-name="T318">. </text:span><text:span text:style-name="T316">Поэтому </text:span><text:span text:style-name="T319">Оглавление лучше вставлять в конце</text:span><text:span text:style-name="T316">, когда структура уже определена.</text:span></text:p>
      <text:p text:style-name="P147"><text:span text:style-name="T320">2</text:span><text:span text:style-name="T321">. </text:span><text:span text:style-name="T322">Если же какой-либо заголовок в файле экспорта «задваивается», то ч</text:span><text:span text:style-name="T45">тобы исправить ситуацию можно </text:span><text:span text:style-name="T56">в файле </text:span><text:span text:style-name="T57">ODT </text:span><text:span text:style-name="T45">выделить </text:span><text:span text:style-name="T322">Заголовок,</text:span><text:span text:style-name="T45"> нажать комбинацию клавиш «</text:span><text:span text:style-name="T58">Ctrl + X</text:span><text:span text:style-name="T45">» </text:span><text:span text:style-name="T58">(</text:span><text:span text:style-name="T59">В</text:span><text:span text:style-name="T45">ырезать</text:span><text:span text:style-name="T58">), </text:span><text:span text:style-name="T45">затем нажать комбинацию клавиш «</text:span><text:span text:style-name="T58">Ctrl + Shift + V</text:span><text:span text:style-name="T45">» </text:span><text:span text:style-name="T58">(</text:span><text:span text:style-name="T45">Вставить как</text:span><text:span text:style-name="T58">) </text:span><text:span text:style-name="T45">и выбрать пункт «Только текст».</text:span></text:p>
      <text:p xml:id="id1434473716" text:style-name="P140"><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0in" fo:margin-right="0.3937in" fo:margin-top="0in" fo:margin-bottom="0in" style:contextual-spacing="false" fo:text-indent="0in" style:auto-text-indent="false" fo:padding-left="0.1965in" fo:padding-right="0.0193in" fo:padding-top="0.0193in" fo:padding-bottom="0.0193in"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cce7b4" officeooo:paragraph-rsid="04cce7b4"/>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4.4827in" svg:y="-0.1165in" svg:width="2.0055in" svg:height="0.3736in" draw:z-index="8"><draw:image xlink:href="Pictures/10000001000001380000003889BBBC15.png" xlink:type="simple" xlink:show="embed" xlink:actuate="onLoad" draw:mime-type="image/png"/></draw:frame><text:s text:c="2"/>ECOOS DOCUMENTS 2015-2025</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1T20:15:53.813000000</meta:creation-date>
    <meta:generator>LibreOffice/25.8.1.1$MacOSX_X86_64 LibreOffice_project/54047653041915e595ad4e45cccea684809c77b5</meta:generator>
    <dc:date>2025-09-16T14:11:56.747329000</dc:date>
    <meta:editing-duration>P2DT14H34M44S</meta:editing-duration>
    <meta:editing-cycles>1107</meta:editing-cycles>
    <meta:document-statistic meta:table-count="1" meta:image-count="4" meta:object-count="1" meta:page-count="9" meta:paragraph-count="181" meta:word-count="1941" meta:character-count="13800" meta:non-whitespace-character-count="12015"/>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 Constants for document processing
Const STYLE_HEAD = "Heading"  ' Prefix for heading paragraph styles
Const CODE_LINE_NUM = True    ' Enable line numbering in code blocks

' Enumeration for different types of document nodes
Enum NodeType
    Section = 1    ' Document sections
    Style = 2      ' Paragraph styles
    List = 3       ' List structures
    Table = 4      ' Table structures
    Paragraph = 5  ' Individual paragraphs
End Enum

' Structure representing a node in the document tree
Type Node
    type_ As NodeType     ' Type of node (Section, Style, List, Table, Paragraph)
    value As Variant      ' LibreOffice object for Paragraph and Table nodes
    name_ As String       ' Name identifier for Section and Style nodes
    children As Variant   ' Collection of child nodes for Section and Style nodes
    level As Integer      ' Nesting level in document hierarchy
End Type

' Enumeration for section processing states
Enum SectionState
    End_ = 1       ' End current section
    New_ = 2       ' Start new section
    Continue = 3   ' Continue current section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As Variant)
    If IsMissing(suffix) Then suffix = "_export.txt"
    Dim FileNo As Integer, Filename As String
    Filename = convertToURL(replace(convertFromURL(Comp.URL), ".odt", suffix))
	FileNo = Freefile
	Open Filename For Output As #FileNo
	Print #FileNo, text_
End Sub

Function ProcessHeader(ByRef Comp As Object) As String
    Dim headerContent As String : headerContent = ""
    On Error Resume Next
    
    ' Try to get the current page style from the document
    Dim cursor : cursor = Comp.getText().createTextCursor()
    Dim pageStyleName As String : pageStyleName = cursor.PageStyleName
    
    ' Get page styles collection
    Dim pageStyles : pageStyles = Comp.getStyleFamilies().getByName("PageStyles")
    Dim currentPageStyle : currentPageStyle = pageStyles.getByName(pageStyleName)
    
    ' Process header if it exists
    If currentPageStyle.HeaderIsOn Then
        Dim headerText : headerText = currentPageStyle.HeaderText
        If Not IsEmpty(headerText) Then
            Dim headerEnum : headerEnum = headerText.createEnumeration()
            Do While headerEnum.hasMoreElements()
                Dim headerElement : headerElement = headerEnum.nextElement()
                If headerElement.supportsService("com.sun.star.text.Paragraph") Then
                    ' Process text portions first to catch Frame type images
                    Dim textEnum : textEnum = headerElement.createEnumeration()
                    Do While textEnum.hasMoreElements()
                        Dim textPortion : textPortion = textEnum.nextElement()
                        If textPortion.TextPortionType = "Text" Then
                            headerContent = headerContent &amp; textPortion.String
                        ElseIf textPortion.TextPortionType = "Frame" Then
                            ' Process inline frames (images)
                            Dim frameEnum : frameEnum = textPortion.createContentEnumeration("com.sun.star.text.TextGraphicObject")
                            Do While frameEnum.hasMoreElements()
                                Dim imageObj : imageObj = frameEnum.nextElement()
                                If imageObj.supportsService("com.sun.star.text.TextGraphicObject") Then
                                    headerContent = headerContent &amp; ProcessHeaderImage(imageObj, Comp.URL)
                                End If
                            Loop
                        End If
                    Loop
                    
                    ' Also check for paragraph-anchored content
                    Dim contentEnum : contentEnum = headerElement.createContentEnumeration("com.sun.star.text.TextContent")
                    Do While contentEnum.hasMoreElements()
                        Dim content : content = contentEnum.nextElement()
                        If content.supportsService("com.sun.star.text.TextGraphicObject") Then
                            headerContent = headerContent &amp; ProcessHeaderImage(content, Comp.URL)
                        End If
                    Loop
                    
                    headerContent = headerContent &amp; CHR$(10)
                End If
            Loop
            If headerContent &lt;&gt; "" Then headerContent = headerContent &amp; CHR$(10)
        End If
    End If
    
    On Error GoTo 0
    ProcessHeader = headerContent
End Function

Function CopyImageFile(ByRef sourceURL As String, ByRef targetDir As String, ByRef fileName As String) As Boolean
    On Error Resume Next
    Dim fso : fso = CreateObject("Scripting.FileSystemObject")
    Dim sourcePath As String : sourcePath = ConvertFromURL(sourceURL)
    Dim imgDir As String : imgDir = targetDir &amp; "img"
    Dim targetPath As String : targetPath = imgDir &amp; "\" &amp; fileName
    
    ' Create img directory if it doesn't exist
    If Not fso.FolderExists(imgDir) Then fso.CreateFolder(imgDir)
    
    ' Copy file if source exists
    If fso.FileExists(sourcePath) Then
        fso.CopyFile sourcePath, targetPath, True
        CopyImageFile = (Err.Number = 0)
    Else
        CopyImageFile = False
    End If
    On Error GoTo 0
End Function

Function ProcessImage(ByRef imageObj, ByRef docURL As String) As String
    Dim altText As String : altText = IIf(imageObj.Title = "", "image", imageObj.Title)
    Dim imageName As String
    On Error Resume Next
    imageName = imageObj.Graphic.OriginURL
    If imageName = "" Then imageName = imageObj.GraphicURL
    On Error GoTo 0
    
    If imageName &lt;&gt; "" Then
        ' Check if it's a remote URL
        If Left(LCase(imageName), 4) = "http" Then
            ProcessImage = "![" &amp; altText &amp; "](" &amp; imageName &amp; ")"
        Else
            ' Extract and copy embedded image
            Dim fileName As String : fileName = Mid(imageName, InStrRev(imageName, "/") + 1)
            fileName = LCase(fileName)
            fileName = Replace(fileName, "(", "-")
            fileName = Replace(fileName, ")", "")
            fileName = Replace(fileName, " ", "-")
            
            Dim docDir As String : docDir = Left(ConvertFromURL(docURL), InStrRev(ConvertFromURL(docURL), "\"))
            CopyImageFile imageName, docDir, fileName
            ProcessImage = "![" &amp; altText &amp; "](./img/" &amp; fileName &amp; ")"
        End If
    Else
        ProcessImage = "![" &amp; altText &amp; "](./img/missing-image.png)"
    End If
End Function

Function ProcessHeaderImage(ByRef imageObj, ByRef docURL As String) As String
    Dim altText As String : altText = IIf(imageObj.Title = "", "logo", imageObj.Title)
    ProcessHeaderImage = ProcessImage(imageObj, docURL) &amp; CHR$(10) &amp; CHR$(10)
End Function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Variant)
    Dim doc As Object : doc = ThisComponent
    If Not IsMissing(Comp) Then
        If Not IsEmpty(Comp) Then doc = Comp
    End If

    Dim dView As New DocView : dView = New DocView
    Dim vHtml As New ViewHtml : vHtml = New ViewHtml
    vHtml.docView = dView
    dView.docTree = MakeModel(doc)
    dView.viewAdapter = vHtml
    dView.props = New Collection
    With dView.props
        .Add(CODE_LINE_NUM, "CodeLineNum") ' Enumerate code lines 1, 2, 3 ... n
    End With
    ' Process header and prepend to content
    Dim headerContent As String : headerContent = ProcessHeader(doc)
    Dim fullContent As String : fullContent = headerContent &amp; dView.MakeView()
    ExportToFile fullContent, doc, ".html"
End Sub

Sub MakeDocHfmView(Optional Comp As Variant)
    Dim doc As Object : doc = ThisComponent
    If Not IsMissing(Comp) Then
        If Not IsEmpty(Comp) Then doc = Comp
    End If

    Dim dView As New DocView : dView = New DocView
    Dim vHfm As New ViewHfm : vHfm = New ViewHfm
    vHfm.docView = dView
    dView.docTree = MakeModel(doc)
    dView.viewAdapter = vHfm
    dView.props = New Collection
    With dView.props
        .Add(CODE_LINE_NUM, "CodeLineNum") ' Enumerate code lines 1, 2, 3 ... n
    End With
    ' Process header and prepend to content
    Dim headerContent As String : headerContent = ProcessHeader(doc)
    Dim fullContent As String : fullContent = headerContent &amp; dView.MakeView()
    ExportToFile fullContent, doc, "_hfm.md"
End Sub

' "C:\Program Files\LibreOffice\program\soffice.exe" --invisible --nofirststartwizard --headless --norestore macro:///DocExport.DocModel.ExportDir("D:\cpp\habr\002-hfm",0)
Sub ExportDir(Folder As String, Optional Hfm As Variant)
    Dim useHfm As Boolean : useHfm = True
    If Not IsMissing(Hfm) Then
        If IsNumeric(Hfm) Then useHfm = CBool(Hfm)
        If VarType(Hfm) = vbBoolean Then useHfm = Hfm
    End If  
    Dim Props(0) as New com.sun.star.beans.PropertyValue
    Props(0).NAME = "Hidden" 
    Props(0).Value = True 
    Dim Comp As Object
    Dim url, fname As String : fname = Dir$(Folder + "\" + "*.odt", 0)    
    Do
        url = ConvertToUrl(Folder + "\" + fname)
        Comp = StarDesktop.loadComponentFromURL(url, "_blank", 0, Props)
        If useHfm Then
            MakeDocHfmView Comp
        Else
            MakeDocHtmlView Comp
        End If
        fname = Dir$
        call Comp.close(True)
    Loop Until fname = ""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 Constants for document style recognition
Const STYLE_QUOT = "Quotations"  ' Style name for quotation blocks
Const STYLE_CODE = "code_"       ' Prefix for code block styles
Const STYLE_HEAD = "Heading"     ' Prefix for heading styles

' Public variables for document processing
Public docTree                   ' Document tree structure containing parsed content
Public viewAdapter              ' Output format adapter (HFM, HTML, etc.)
Public props                    ' Properties collection for formatting options

' Process document node based on its style type
' @param node: Document node with style information
' @return: Formatted content based on style type
Function PrintNodeStyle(ByRef node)
    Dim s As String : s = ""  ' Result string
    ' Handle different style types
    If node.name_ = STYLE_QUOT Then
        s = viewAdapter.Quote(node)  ' Format as blockquote
    ElseIf Left(node.name_, 5) = STYLE_CODE Then
        s = viewAdapter.Code(node)   ' Format as code block
    ElseIf Left(node.name_, 7) = STYLE_HEAD Then
        ' Process heading with potential bookmarks
        Dim textPortion, enumPortion
        enumPortion = node.children(1).value.createEnumeration()
        Do While enumPortion.hasMoreElements()
            textPortion = enumPortion.nextElement()
            If textPortion.TextPortionType = "Text" Then
                s = s &amp; viewAdapter.Head(node)     ' Add heading text
            ElseIf textPortion.TextPortionType = "Bookmark" Then
                s = s &amp; viewAdapter.Anchor(textPortion)  ' Add bookmark anchor
            End If
        Loop
    Else
        s = viewAdapter.ParaStyle(node)  ' Default paragraph style
    End If
    PrintNodeStyle = s
End Function

' Process LibreOffice paragraph object and extract all content
' @param oPara: LibreOffice paragraph object
' @param level: Nesting level for formatting
' @param lineNum: Optional line number for code blocks
' @return: Formatted paragraph content
Function PrintNodeParaLO(ByRef oPara, level As Long, Optional lineNum As Variant)
    ' LibreOffice service type constants
    Dim textGraphObj$ : textGraphObj$ = "com.sun.star.text.TextGraphicObject"
    Dim drawShape$ : drawShape$ = "com.sun.star.drawing.Shape"
    Dim textEmbObj$ : textEmbObj$ = "com.sun.star.text.TextEmbeddedObject"
    
    ' Process graphics anchored to paragraph (enumerate as TextContent)
    Dim contEnum : contEnum = _
        oPara.createContentEnumeration("com.sun.star.text.TextContent")
    Dim curContent, s As String : s = ""  ' Current content and result string
    
    ' Add line number prefix for code blocks - fix for newer LibreOffice versions
    If Not IsMissing(lineNum) Then
        If IsNumeric(lineNum) And lineNum &gt; 0 Then
            s = s &amp; Format_Num(CInt(lineNum)) &amp; " "
        End If
    End If
    
    ' Process paragraph-anchored content
    Do While contEnum.hasMoreElements()
        curContent = contEnum.nextElement()           
        If curContent.supportsService(textGraphObj$) Then
            s = s &amp; viewAdapter.Image(curContent)  ' Process paragraph-anchored images
        ElseIf curContent.supportsService(drawShape$) Then
            ' Drawing shapes anchored to paragraph (currently not processed)
        End If
    Loop
    
    ' Process character-anchored graphics and inline content
    ' These are enumerated as TextPortionType within the paragraph
    Dim textPortion, enumPortion : enumPortion = oPara.createEnumeration()
    ' Process each text portion in the paragraph
    Do While enumPortion.hasMoreElements()
        textPortion = enumPortion.nextElement()
        If textPortion.TextPortionType = "Text" Then
            ' Process text with formatting and hyperlinks
            If Not IsEmpty(textPortion.HyperLinkURL) And _
                textPortion.HyperLinkURL &lt;&gt; "" Then
			    s = s &amp; viewAdapter.Link(textPortion)  ' Format as hyperlink
      	    ElseIf textPortion.CharWeight = com.sun.star.awt.FontWeight.BOLD Then
			    s = s &amp; viewAdapter.FontDecorate(textPortion, "Bold")  ' Bold formatting
      	    ElseIf textPortion.CharPosture = com.sun.star.awt.FontSlant.ITALIC Then
			    s = s &amp; viewAdapter.FontDecorate(textPortion, "Italic")  ' Italic formatting
      	    ElseIf textPortion.CharUnderline = com.sun.star.awt.FontUnderline.SINGLE Then
			    s = s &amp; viewAdapter.FontDecorate(textPortion, "Underline")  ' Underline formatting
      	    ElseIf textPortion.CharStrikeout = com.sun.star.awt.FontStrikeout.SINGLE Then
			    s = s &amp; viewAdapter.FontDecorate(textPortion, "Strikeout")  ' Strikethrough formatting
            Else
			    s = s &amp; textPortion.String  ' Plain text
			End If
        ElseIf textPortion.TextPortionType = "Frame" Then
            ' Process inline frames (images, shapes, formulas)
            Dim framePortion, enumFrame
            enumFrame = textPortion.createContentEnumeration(textGraphObj$)
            Do While enumFrame.hasMoreElements()
                framePortion = enumFrame.nextElement()
                If framePortion.supportsService(textGraphObj$) Then
                    s = s &amp; viewAdapter.InlineImage(framePortion)  ' Inline images
                ElseIf framePortion.supportsService(drawShape$) Then
                    ' Inline drawing shapes (currently not processed)
                ElseIf framePortion.supportsService(textEmbObj$) And _
                    framePortion.FrameStyleName = "Formula" Then
                    s = s &amp; viewAdapter.Formula(framePortion.Component.Formula)  ' Math formulas
                End If
            Loop
        ElseIf textPortion.TextPortionType = "Bookmark" Then
            s = s &amp; viewAdapter.Anchor(textPortion)  ' Process bookmarks as anchors
        End If
    Loop
    ' Apply final formatting based on paragraph type
    If oPara.NumberingIsNumber Then
        PrintNodeParaLO = viewAdapter.FormatList(oPara, s, level)  ' Format as list item
    ElseIf Not IsMissing(lineNum) Then
        If IsNumeric(lineNum) Then
            If CInt(lineNum) = 0 Then
                PrintNodeParaLO = viewAdapter.FormatPara(s, level, 0)  ' Code block without extra line break
            ElseIf CInt(lineNum) &gt; 0 Then
                PrintNodeParaLO = s &amp; CHR$(10)  ' Code line with line break
            Else
                PrintNodeParaLO = viewAdapter.FormatPara(s, level, 1)  ' Regular paragraph with line break
            End If
        Else
            PrintNodeParaLO = viewAdapter.FormatPara(s, level, 1)  ' Regular paragraph with line break
        End If
    Else
        PrintNodeParaLO = viewAdapter.FormatPara(s, level, 1)  ' Regular paragraph with line break
    End If
End Function

' Process paragraph node wrapper
' @param nodePara: Document paragraph node
' @param lineNum: Optional line number for code blocks
' @return: Formatted paragraph content
Function PrintNodePara(ByRef nodePara, Optional lineNum As Variant)
    If IsMissing(lineNum) Then
        PrintNodePara = PrintNodeParaLO(nodePara.value, nodePara.level)
        Exit Function
    End If
    PrintNodePara = PrintNodeParaLO(nodePara.value, nodePara.level, lineNum)
End Function

' Process table node and format as markdown table
' @param nodeTable: Document table node
' @return: Formatted markdown table
Function PrintNodeTable(ByRef nodeTable)
    ' Variables for table processing
    Dim oTable, oCell, oText, oEnum, oPar, t, r, c
    Dim nRow As Long, nCol As Long, Rows As Long, Colls As Long
    
    oTable = nodeTable.value : t = ""  ' Get LibreOffice table object
    Rows = oTable.getRows().getCount() - 1     ' Get row count (0-based)
    Colls = oTable.getColumns().getCount() - 1 ' Get column count (0-based)
    
    ' Process each row
    For nRow = 0 To Rows
        r = ""  ' Row content string
        ' Process each cell in the row
        For nCol = 0 To Colls
            oCell = oTable.getCellByPosition(nCol, nRow)  ' Get cell object
            oText = oCell.getText()  ' Get cell text object
            c = ""  ' Cell content string
            
            ' Process all paragraphs in the cell
            oEnum = oText.createEnumeration()
            Do While oEnum.hasMoreElements()
                oPar = oEnum.nextElement()
                If oPar.supportsService("com.sun.star.text.Paragraph") Then
                    c = c &amp; PrintNodeParaLO(oPar, nodeTable.level + 3, 0)  ' Process cell paragraph
                End If
            Loop
            r = r &amp; viewAdapter.FormatCell(c, nodeTable.level + 2, nCol, nRow)  ' Format cell
        Next
        t = t &amp; viewAdapter.FormatRow(r, nodeTable.level + 1, nRow, Colls)  ' Format row
    Next
    PrintNodeTable = viewAdapter.FormatTable(t, nodeTable.level)  ' Format complete table
End Function

Function PrintTree(ByRef node, Optional ByRef props As Collection)
    Dim child, lineNum : lineNum = 0
    Dim s : s = ""
    ' Fix for newer LibreOffice versions - safe Collection parameter checking
    On Error Resume Next
    If Not IsMissing(props) Then
        If TypeName(props) = "Collection" Then
            If props("CodeLineNum") Then lineNum = 1
        End If
    End If
    On Error GoTo 0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 Process image with copying logic for embedded images
' @param imageObj: LibreOffice image object
' @param docURL: Document URL for determining target directory
' @return: Formatted markdown image string
Public Function ProcessImage(ByRef imageObj, ByRef docURL As String) As String
    Dim altText As String : altText = IIf(imageObj.Title = "", "image", imageObj.Title)
    Dim imageName As String
    On Error Resume Next
    imageName = imageObj.Graphic.OriginURL
    If imageName = "" Then imageName = imageObj.GraphicURL
    On Error GoTo 0
    
    If imageName &lt;&gt; "" Then
        ' Check if it's a remote URL
        If Left(LCase(imageName), 4) = "http" Then
            ProcessImage = "![" &amp; altText &amp; "](" &amp; imageName &amp; ")"
        Else
            ' Extract and copy embedded image
            Dim fileName As String : fileName = Mid(imageName, InStrRev(imageName, "/") + 1)
            fileName = LCase(fileName)
            fileName = Replace(fileName, "(", "-")
            fileName = Replace(fileName, ")", "")
            fileName = Replace(fileName, " ", "-")
            
            Dim docDir As String : docDir = Left(ConvertFromURL(docURL), InStrRev(ConvertFromURL(docURL), "\"))
            CopyImageFile imageName, docDir, fileName
            ProcessImage = "![" &amp; altText &amp; "](./img/" &amp; fileName &amp; ")"
        End If
    Else
        ProcessImage = "![" &amp; altText &amp; "](./img/missing-image.png)"
    End If
End Function

' Generate the complete formatted output from document tree
' @return: Complete formatted document content
Public Function MakeView() As String
    MakeView = PrintTree(docTree)
End Function

</script:module>
</file>

<file path=Basic/DocExport/Utils.xml><?xml version="1.0" encoding="utf-8"?>
<!DOCTYPE module  PUBLIC '-//OpenOffice.org//DTD OfficeDocument 1.0//EN'  'module.dtd'>
<script:module xmlns:script="http://openoffice.org/2000/script" script:name="Utils" script:language="StarBasic">REM Author: Dmitry A. Borisov, ddaabb@mail.ru (CC BY 4.0)
Option Explicit

' Format line number with fixed width padding for code blocks
' @param lineNum: Line number to format
' @param Size: Optional width for padding (default: 4)
' @return: Formatted line number string with right padding
Function Format_Num(ByVal lineNum As Integer, Optional Size As Variant) As String
    Dim sz As Integer : sz = 4  ' Default width
    If Not IsMissing(Size) Then
        If IsNumeric(Size) Then sz = CInt(Size)
    End If
    Dim s As String : s = "" + lineNum  ' Convert number to string
    s = s + String(sz - Len(s), " ")     ' Add right padding with spaces
    Format_Num = s
End Function

' Escape HTML special characters in text
' @param s: Input string to escape
' @return: String with HTML entities for &lt; and &gt; characters
Function Escape_Characters(ByRef s As String) As String
    Dim sz As Integer, c As String,  i As Integer, r As String : r = ""  ' Variables for processing
    sz = Len(s)  ' Get string length
    i = 1        ' Start at position 1 (VBA/Basic uses 1-based indexing)
    
    ' Process each character in the string
    While i &lt;= sz
        c = Mid(s, i, 1)  ' Get current character
        Select Case c
            Case "&lt;"
                r = r + "&amp;lt;"  ' Replace &lt; with HTML entity
            Case "&gt;"
                r = r + "&amp;gt;"  ' Replace &gt; with HTML entity
            Case Else
                r = r + c       ' Keep other characters as-is
        End Select
        i = i + 1  ' Move to next character
    Wend
    Escape_Characters = r
End Function

' Test subroutine for utility functions (for development/testing purposes)
Sub Main
    Dim s As String : s = "'" + Format_Num(43, 12) + "'"  ' Test Format_Num function
    s = "&lt;?xml version=""1.0"" encoding=""UTF-8""?&gt;"      ' Test XML string
    s = Escape_Characters(s)  ' Test character escaping
End Sub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 Constants for section and style handling
Const SEC_HEADING = ""              ' Empty string identifier for main heading sections
Const STYLE_HEADING = "Contents"     ' Style name for content headings
Const SHIFT_CNT = 4                  ' Number of spaces for list indentation

' Public variables
Public docView                       ' Reference to the main document view object
Public fontStyles As New Collection  ' Collection storing font decoration patterns

' Initialize font decoration patterns for markdown formatting
Private Sub Class_Initialize()
    fontStyles.Add(Array("**", "**"), "Bold")        ' Bold text markers
    fontStyles.Add(Array("*", "*"), "Italic")        ' Italic text markers
    fontStyles.Add(Array("&lt;u&gt;", "&lt;/u&gt;"), "Underline") ' Underline HTML tags
    fontStyles.Add(Array("~~", "~~"), "Strikeout")   ' Strikethrough markers
End Sub

' Generate markdown heading from document heading node
' @param node: Document node containing heading information
' @return: Formatted markdown heading string
Function Head(ByRef node)
    Dim i : i = Split(node.name_, " ")(1)  ' Extract heading level from node name
    Dim headingText As String : headingText = node.children(1).value.String
    
    ' Create simple markdown heading (GitHub will auto-generate anchors)
    Head = CHR$(10) &amp; String(i, "#") &amp; " " &amp; headingText &amp; CHR$(10)
End Function

' Generate markdown blockquote from document node
' @param node: Document node containing quote content
' @return: Formatted markdown blockquote string
Function Quote(ByRef node)
    Quote = "&gt; " &amp; docView.PrintTree(node) &amp; CHR$(10)
End Function

' Generate markdown code block from document node
' @param node: Document node containing code content
' @return: Formatted markdown code block with language specification
Function Code(ByRef node)
    Dim codeContent As String  ' Variable to store processed code content
    If docView.props("CodeLineNum") Then
        Dim props As New Collection
        props.Add(True, "CodeLineNum")
        codeContent = docView.PrintTree(node, props)
    Else
        codeContent = docView.PrintTree(node)
    End If
    ' Extract language from node name and format as code block
    Code = "```" &amp; Split(node.name_, "_")(1) &amp; CHR$(10) &amp; _
        codeContent &amp; "```" &amp; CHR$(10)
End Function

' Process paragraph style node and return formatted content
' @param node: Document node with paragraph style information
' @return: Formatted paragraph content
Function ParaStyle(ByRef node)
    ParaStyle = docView.PrintTree(node)
End Function

' Process list node and return formatted markdown list
' @param node: Document node containing list structure
' @return: Formatted markdown list content
Function List(ByRef node)
    List = docView.PrintTree(node)
End Function

' Generate markdown image syntax from LibreOffice image object
' @param lo: LibreOffice image object
' @return: Formatted markdown image string with alt text and description
Function Image(ByRef lo)
    Dim imageUrl As String : imageUrl = docView.ProcessImage(lo, ThisComponent.URL)
    Image = imageUrl &amp; CHR$(10)
End Function

' Generate inline HTML image tag from LibreOffice image object
' @param lo: LibreOffice image object
' @return: HTML img tag with inline attribute
Function InlineImage(ByRef lo)
    Dim imageUrl As String : imageUrl = docView.ProcessImage(lo, ThisComponent.URL)
    ' Extract src from markdown format
    Dim srcStart As Long : srcStart = InStr(imageUrl, "](")
    Dim srcEnd As Long : srcEnd = InStr(srcStart, imageUrl, ")")
    Dim src As String : src = Mid(imageUrl, srcStart + 2, srcEnd - srcStart - 2)
    InlineImage = "&lt;img inline=""true"" src=""" &amp; src &amp; """ /&gt;"
End Function

' Generate markdown link from document hyperlink node
' @param node: Document node containing hyperlink information
' @return: Formatted markdown link string
Function Link(ByRef node)
    Dim t As String : t = node.String  ' Extract link text
    Dim url As String : url = node.HyperLinkURL
    Dim linkResult As String
    
    ' Remove trailing characters for heading styles
    If Left(node.ParaStyleName, 8) = STYLE_HEADING Then
        t = Left(t, Len(t) - 2)
    End If
    
    ' Convert LibreOffice internal references to GitHub-style markdown anchors
    If InStr(url, "#") &gt; 0 Then
        Dim anchor As String : anchor = Mid(url, InStr(url, "#") + 1)
        ' Clean up LibreOffice anchor names for GitHub markdown
        If InStr(anchor, "__RefHeading") &gt; 0 Then
            ' Convert to GitHub-style anchor based on text content
            ' GitHub converts: "2.1. Ссылки" -&gt; "21-ссылки"
            anchor = LCase(t)
            ' Replace dots with dashes, then spaces with dashes
            anchor = Replace(anchor, ".", "-")
            anchor = Replace(anchor, " ", "-")
            anchor = Replace(anchor, ",", "")
            anchor = Replace(anchor, "(", "")
            anchor = Replace(anchor, ")", "")
            ' Remove consecutive dashes
            Do While InStr(anchor, "--") &gt; 0
                anchor = Replace(anchor, "--", "-")
            Loop
        End If
        linkResult = "[" &amp; t &amp; "](#" &amp; anchor &amp; ")"
    Else
        linkResult = "[" &amp; t &amp; "](" &amp; url &amp; ")"
    End If
    
    ' Format Table of Contents links without indentation
    If Left(node.ParaStyleName, 8) = STYLE_HEADING Then
        Link = linkResult &amp; CHR$(10) &amp; CHR$(10)
    Else
        Link = linkResult
    End If
End Function

' Generate HTML anchor tag from LibreOffice bookmark object
' @param lo: LibreOffice bookmark object
' @return: HTML anchor tag or empty string
Function Anchor(ByRef lo)
    If lo.IsStart Then
        Dim anchorName As String : anchorName = lo.Bookmark.Name
        ' Clean up LibreOffice bookmark names for markdown
        If InStr(anchorName, "__RefHeading") &gt; 0 Then
            ' Skip LibreOffice internal bookmarks - they'll be handled by headings
            Anchor = ""
        Else
            Anchor = "&lt;a id=""" &amp; anchorName &amp; """&gt;&lt;/a&gt;"
        End If
    Else
        Anchor = ""
    End If
End Function

' Apply font decoration (bold, italic, etc.) to text node
' @param node: Text node to decorate
' @param style: Style name (Bold, Italic, Underline, Strikeout)
' @return: Text wrapped with appropriate markdown/HTML tags
Function FontDecorate(ByRef node, style As String)
    Dim s : s = fontStyles(style)  ' Get decoration markers for the style
    FontDecorate = s(0) &amp; node.String &amp; s(1)
End Function

' Format table cell content for markdown table
' @param txt: Cell content text
' @param level: Nesting level (unused)
' @param index: Column index in the row
' @param idxRow: Row index (unused)
' @return: Formatted cell content with pipe separator
Function FormatCell(ByRef txt, level As Long, index As Long, idxRow As Long)
    ' Clean up cell content: remove line breaks and trim whitespace
    Dim cleanTxt As String
    cleanTxt = Replace(txt, CHR$(10), " ")
    cleanTxt = Replace(cleanTxt, CHR$(13), " ")
    cleanTxt = Trim(cleanTxt)
    
    ' Always add pipe separator before cell content
    FormatCell = "|" &amp; cleanTxt
End Function

' Format table row for markdown table with header separator
' @param txt: Row content text
' @param level: Nesting level (unused)
' @param index: Row index (0 for header row)
' @param Colls: Number of columns
' @return: Formatted markdown table row with separator after header
Function FormatRow(ByRef txt, level As Long, index As Long, Colls As Long)
    Dim i AS Long, r As String : r = ""  ' Loop counter and result string
    r = txt &amp; "|" &amp; CHR$(10)
    ' Add markdown table header separator after first row
    If index = 0 Then
        r = r &amp; "|"
        For i = 0 To Colls
            r = r &amp; " --- |"
        Next
        r = r &amp; CHR$(10)
    End If
    FormatRow = r
End Function

' Format complete table content
' @param txt: Complete table content
' @param level: Nesting level (unused)
' @return: Formatted table content (pass-through)
Function FormatTable(ByRef txt, level As Long)
    FormatTable = txt
End Function

' Format list item with proper indentation and markers
' @param list: LibreOffice list object containing numbering information
' @param txt: List item text content
' @param level: Nesting level (unused)
' @return: Formatted markdown list item with indentation
Function FormatList(ByRef list, ByRef txt, level As Long)
    Dim shift As String : shift = String(list.NumberingLevel * SHIFT_CNT, " ")  ' Calculate indentation
    Dim lbl As String : lbl = list.ListLabelString  ' Get list marker (number or bullet)
    ' Clean up text and ensure proper line breaks
    Dim cleanTxt As String : cleanTxt = Trim(txt)
    FormatList = shift &amp; IIf(lbl = "", "-", lbl) &amp; " " &amp; cleanTxt &amp; CHR$(10)
End Function

' Format paragraph with optional extra line break
' @param txt: Paragraph text content
' @param level: Nesting level (unused)
' @param extra: Flag to add extra line break (0 = no, other = yes)
' @return: Formatted paragraph text
Function FormatPara(ByRef txt, level As Long, extra As Long)
    ' Ensure proper line breaks for markdown formatting
    FormatPara = txt &amp; CHR$(10)
End Function

' Convert LibreOffice formula to LaTeX format for markdown
' @param txt: Formula text from LibreOffice
' @return: LaTeX formula wrapped in markdown math delimiters
Function Formula(ByRef txt As String)
    Dim m As New mMath          ' Math formula processor
    m.Set_Formula(txt)          ' Set the input formula
    m.vAdapter = New vLatex     ' Use LaTeX output adapter
    m.vAdapter.mMath = m        ' Link adapter to math processor
    Dim formulaContent As String : formulaContent = m.Get_Formula()
    ' Fix LaTeX syntax for KaTeX compatibility - remove all # characters
    Do While InStr(formulaContent, "#") &gt; 0
        formulaContent = Replace(formulaContent, "#", "")
    Loop
    Formula = "$$" &amp; CHR$(10) &amp; formulaContent &amp; CHR$(10) &amp;  "$$" &amp; CHR$(10)
End Function

' Extract and remove section title from section node
' @param nodeSec: Section node to extract title from
' @return: Section title string or empty string if no title found
Function GetSectionTitle(ByRef nodeSec)
    GetSectionTitle = ""  ' Default return value
    ' Check if section has style children
    If nodeSec.children.Count &gt; 0 And _
        nodeSec.children(1).type_ =  NodeType.Style Then
        Dim nodeStyle : nodeStyle = nodeSec.children(1)
        ' Check if style has paragraph children
        If nodeStyle.children.Count &gt; 0 And _
            nodeStyle.children(1).type_ =  NodeType.Paragraph Then
            GetSectionTitle = nodeStyle.children(1).value.getString()
            nodeStyle.children.Remove(1)  ' Remove title paragraph after extraction
        End If
    End If
End Function

' Format document section with appropriate markdown/HTML structure
' @param nodeSec: Section node to format
' @return: Formatted section content (heading or spoiler block)
Function Section(ByRef nodeSec)
    ' For non-top-level sections, just print content
    If nodeSec.level &lt;&gt; 1 Then
        Section = docView.PrintTree(nodeSec)
        Exit Function
    End If
    
    Dim secTitle : secTitle = GetSectionTitle(nodeSec)  ' Extract section title
    ' Handle main heading sections
    If secTitle = SEC_HEADING Then
        Section = "# " &amp; secTitle &amp; CHR$(10) &amp; docView.PrintTree(nodeSec)
        Exit Function
    End If

    ' Check if this is Table of Contents section
    Dim lowerTitle As String : lowerTitle = LCase(secTitle)
    If InStr(lowerTitle, "оглавление") &gt; 0 Or InStr(lowerTitle, "содержание") &gt; 0 Or _
       InStr(lowerTitle, "индекс") &gt; 0 Or InStr(lowerTitle, "список глав") &gt; 0 Or _
       InStr(lowerTitle, "указатель") &gt; 0 Or InStr(lowerTitle, "каталог") &gt; 0 Or _
       InStr(lowerTitle, "реестр") &gt; 0 Or InStr(lowerTitle, "contents") &gt; 0 Or _
       InStr(lowerTitle, "index") &gt; 0 Or InStr(lowerTitle, "table of contents") &gt; 0 Or _
       InStr(lowerTitle, "reference") &gt; 0 Then
        ' Use regular heading for TOC
        Section = "## " &amp; secTitle &amp; CHR$(10) &amp; CHR$(10) &amp; docView.PrintTree(nodeSec)
    Else
        ' Wrap other sections in spoiler tags for HFM
        Section = "&lt;spoiler title=""" &amp; _
            secTitle &amp; """&gt;" &amp; CHR$(10) &amp; CHR$(10) &amp; _
            docView.PrintTree(nodeSec) &amp; "&lt;/spoiler&gt;" &amp; CHR$(10)
    End If
End Function


</script:module>
</file>

<file path=Basic/DocExport/ViewHtml.xml><?xml version="1.0" encoding="utf-8"?>
<!DOCTYPE module  PUBLIC '-//OpenOffice.org//DTD OfficeDocument 1.0//EN'  'module.dtd'>
<script:module xmlns:script="http://openoffice.org/2000/script" script:name="ViewHtml" script:language="StarBasic">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Escape_Characters(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Dim m As New mMath
    m.Set_Formula(txt)
    m.vAdapter = New vLatex
    m.vAdapter.mMath = m
    Formula = "$$" &amp; CHR$(10) &amp; m.Get_Formula() &amp; CHR$(10) &amp;  "$$" &amp; CHR$(10)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Utils"/>
  <library:element library:name="vLatex"/>
  <library:element library:name="ViewHtml"/>
  <library:element library:name="DocView"/>
  <library:element library:name="DocModel"/>
  <library:element library:name="ViewHfm"/>
  <library:element library:name="mMath"/>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amp;")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DocExport" library:link="false"/>
  <library:library library:name="Standard"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DocExport" library:link="false"/>
  <library:library library:name="Standard"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